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Тепер, якщо ви звернете свою Біблію до 1 Фессалонікійців, 1 Фессалонікійців, розділ 4, і те, про що я хочу проповідувати сьогодні ввечері, це день Господній.</text:p>
      <text:p text:style-name="Standard">І ми щойно прочитали про це в Ісаї 13 пророцтва.</text:p>
      <text:p text:style-name="Standard">І було кілька негайних пророцтв про найближче майбутнє, які Бог дав його оку.</text:p>
      <text:p text:style-name="Standard">А потім були деякі, які в основному говорили про останні дні та день Господа.</text:p>
      <text:p text:style-name="Standard">І саме про це я хочу поговорити сьогодні ввечері.</text:p>
      <text:p text:style-name="Standard">Але ми збираємося розпочати наш 1 Фессалонікійців, розділ 4.</text:p>
      <text:p text:style-name="Standard">Сьогодні ввечері ми будемо вивчати предмет.</text:p>
      <text:p text:style-name="Standard">Подивіться на 1 Фессалонікійців, розділ 4 і вірш номер 13.</text:p>
      <text:p text:style-name="Standard">Але перш ніж ми прочитаємо вірш 13, дозвольте мені пояснити вам деякі принципи вивчення Біблії.</text:p>
      <text:p text:style-name="Standard">Ось гарне емпіричне правило для вивчення Біблії.</text:p>
      <text:p text:style-name="Standard">Якщо є щось, чого вас навчають у церкві, або хтось намагається вас чогось навчити,</text:p>
      <text:p text:style-name="Standard">і це те, чого хтось має вас навчити, тому що ви не зрозумієте, прочитавши це самостійно, це, мабуть, неправильно.</text:p>
      <text:p text:style-name="Standard">Тому що, розумієте, Біблія — це книга, яка призначена для розуміння.</text:p>
      <text:p text:style-name="Standard">Бог не намагається обдурити. Бог не намагається ускладнити це.</text:p>
      <text:p text:style-name="Standard">Отже, насправді Біблія призначена для розуміння.</text:p>
      <text:p text:style-name="Standard">І якщо хтось повинен пояснити вам якесь складне тлумачення Біблії, це, мабуть, неправда.</text:p>
      <text:p text:style-name="Standard">Тому що, якщо це не чітке вчення, яке ви можете просто прочитати і побачити, що воно говорить, і зрозуміти це,</text:p>
      <text:p text:style-name="Standard">насправді з вірою дитини, то це, мабуть, фальшива доктрина.</text:p>
      <text:p text:style-name="Standard">Насправді є науковий принцип. Я забув назву цього принципу,</text:p>
      <text:p text:style-name="Standard">але коли ти дізнаєшся про науку, і, можливо, хтось знає, як це називається,</text:p>
      <text:p text:style-name="Standard">але є науковий принцип, який говорить, що коли ти вивчаєш науку і шукаєш чомусь пояснення,</text:p>
      <text:p text:style-name="Standard">якщо одне пояснення дуже просте, а інше надзвичайно складне,</text:p>
      <text:p text:style-name="Standard">зазвичай правильним є просте пояснення. Хтось знає, як це називається?</text:p>
      <text:p text:style-name="Standard">Бритва Оккама.</text:p>
      <text:p text:style-name="Standard">Бритва Оккама. Велике спасибі.</text:p>
      <text:p text:style-name="Standard">Тож це має сенс, тому що Бог не намагається написати Біблію таким чином, щоб нам потрібна людина, яка б її нам тлумачила.</text:p>
      <text:p text:style-name="Standard">У Біблії сказано, що не потрібно, щоб хтось вас навчав, 1 Івана, 2 розділ.</text:p>
      <text:p text:style-name="Standard">Він сказав, але як те саме помазання, навчить вас про все, і це правда, а не брехня,</text:p>
      <text:p text:style-name="Standard">і як воно навчило вас, ви перебуватимете в ньому.</text:p>
      <text:p text:style-name="Standard">Розумієте, Святий Дух має бути нашим учителем.</text:p>
      <text:p text:style-name="Standard">90% того, що ми дізнаємося з Біблії, має бути з нашого особистого вивчення Біблії,</text:p>
      <text:p text:style-name="Standard">і, можливо, інші 10% ми отримуємо в церкві,</text:p>
      <text:p text:style-name="Standard">тому що ми повинні щодня досліджувати Святе Письмо, чи це так, щоб ми слухали церкву,</text:p>
      <text:p text:style-name="Standard">і не просто покладатися на чоловіка.</text:p>
      <text:p text:style-name="Standard">Але якщо це те, чого вас повинен навчити чоловік,</text:p>
      <text:p text:style-name="Standard">схоже на те, що ми говорили сьогодні вранці, коли галати потрапили в фальшиву доктрину,</text:p>
      <text:p text:style-name="Standard">Павло сказав, що це переконання не від Того, Хто вас кличе.</text:p>
      <text:p text:style-name="Standard">Хто заважав вам не коритися правді?</text:p>
      <text:p text:style-name="Standard">Хтось увійшов і навчив вас цьому, і заплутав вас усією цією фальшивою доктриною.</text:p>
      <text:p text:style-name="Standard">Розумієте, Біблія означає те, що вона говорить, і вона говорить те, що вона означає,</text:p>
      <text:p text:style-name="Standard">і якщо ви ввійдете в це таким чином і сприймете це буквально, як би це можливо,</text:p>
      <text:p text:style-name="Standard">і просто прочитайте, що там написано, це дуже легко зрозуміти.</text:p>
      <text:p text:style-name="Standard">Тепер давайте почнемо читати це з вірша номер 13.</text:p>
      <text:p text:style-name="Standard"><text:soft-page-break/>Біблія читає в 1 Фессалонікійців 4, 13,</text:p>
      <text:p text:style-name="Standard">Не хочу, щоб ви, брати, не знали про тих, хто спить,</text:p>
      <text:p text:style-name="Standard">щоб ви не сумували, як інші, що не мають надії.</text:p>
      <text:p text:style-name="Standard">Ось Павло розмовляє з ними про близьких, які померли,</text:p>
      <text:p text:style-name="Standard">і він каже: Я не хочу, щоб ви сумували, як ті, що не мають надії</text:p>
      <text:p text:style-name="Standard">про тих, хто спить в Ісусі,</text:p>
      <text:p text:style-name="Standard">і це те, що Біблія називає тими, хто помер.</text:p>
      <text:p text:style-name="Standard">Вони насправді не померли, тому що вони живі на небесах,</text:p>
      <text:p text:style-name="Standard">тому він каже, що вони сплять, їхні тіла сплять у могилі,</text:p>
      <text:p text:style-name="Standard">дух їхніх душ живий і здоровий на небі.</text:p>
      <text:p text:style-name="Standard">І якщо ви подивитеся на останній вірш розділу у вірші 18,</text:p>
      <text:p text:style-name="Standard">каже він, тому втішайте один одного цими словами.</text:p>
      <text:p text:style-name="Standard">Отже, контекст цього уривка полягає в тому, що вони мали врятованих близьких</text:p>
      <text:p text:style-name="Standard">які продовжували бути з Господом.</text:p>
      <text:p text:style-name="Standard">Вони скучили за своїми близькими, вони хотіли б побачити їх знову,</text:p>
      <text:p text:style-name="Standard">і він пояснює їм: «Я не хочу, щоб ви сумували, ніби у вас немає надії».</text:p>
      <text:p text:style-name="Standard">Хочу втішити вас цими словами про вашу кохану людину</text:p>
      <text:p text:style-name="Standard">що залишилося з Господом.</text:p>
      <text:p text:style-name="Standard">Ось яку втіху він дарує.</text:p>
      <text:p text:style-name="Standard">Він каже у вірші 14,</text:p>
      <text:p text:style-name="Standard">бо якщо ми віримо, що Ісус помер і воскрес,</text:p>
      <text:p text:style-name="Standard">Так і тих, хто помер в Ісусі, Бог приведе з ними.</text:p>
      <text:p text:style-name="Standard">Тому в основному комфорт тут полягає в тому, що ви знову побачите свою кохану людину.</text:p>
      <text:p text:style-name="Standard">Якщо вони були врятовані і вони сплять в Ісусі,</text:p>
      <text:p text:style-name="Standard">він каже, що ти їх знову побачиш.</text:p>
      <text:p text:style-name="Standard">Ви не повинні сумувати, як ті, хто не має надії.</text:p>
      <text:p text:style-name="Standard">Він сказав, якщо ми віримо, що Ісус помер і воскрес,</text:p>
      <text:p text:style-name="Standard">Так і тих, хто помер в Ісусі, Бог приведе з ними.</text:p>
      <text:p text:style-name="Standard">Бо це ми говоримо вам словом Господнім,</text:p>
      <text:p text:style-name="Standard">щоб ми, живі й залишившись до приходу Господнього,</text:p>
      <text:p text:style-name="Standard">не перешкодить тим, хто спить.</text:p>
      <text:p text:style-name="Standard">Там він повертає їх знову, тих, хто пішов з Господом.</text:p>
      <text:p text:style-name="Standard">Каже, бо сам Господь із раковиною зійде з неба,</text:p>
      <text:p text:style-name="Standard">голосом архангела і сурмою Божою,</text:p>
      <text:p text:style-name="Standard">і мертві у Христі воскреснуть першими.</text:p>
      <text:p text:style-name="Standard">Тоді й ми, що залишилися живі, будемо схоплені разом з ними</text:p>
      <text:p text:style-name="Standard">в хмарах, щоб зустріти Господа в повітрі,</text:p>
      <text:p text:style-name="Standard">так ми завжди будемо з Господом,</text:p>
      <text:p text:style-name="Standard">тому втішайте один одного цими словами.</text:p>
      <text:p text:style-name="Standard">Тепер ви помітили, що у віршах 13, 14, 15, 16 і 17,</text:p>
      <text:p text:style-name="Standard">усі вони згадують тих, хто заснув в Ісусі або померлих у Христі.</text:p>
      <text:p text:style-name="Standard">Всі вони, кожен окремий вірш.</text:p>
      <text:p text:style-name="Standard">Це тема. Ось що він має на увазі.</text:p>
      <text:p text:style-name="Standard">Це те, що ти їх знову побачиш.</text:p>
      <text:p text:style-name="Standard">Комфорт не в тому, що це якось втеча від будь-яких переслідувань</text:p>
      <text:p text:style-name="Standard">через які ви збираєтеся пройти у своєму житті чи стражданні.</text:p>
      <text:p text:style-name="Standard">Поверніться до глави 3.</text:p>
      <text:p text:style-name="Standard">У розділі 3 сказано номер вірша, давайте подивимося, який це вірш, вірш 4,</text:p>
      <text:p text:style-name="Standard">Бо воістину, коли ми були з вами, ми сказали вам раніше, що ми маємо страждати,</text:p>
      <text:p text:style-name="Standard"><text:soft-page-break/>навіть коли це сталося, і ви знаєте.</text:p>
      <text:p text:style-name="Standard">Отже, віруючі завжди проходили через скорботу.</text:p>
      <text:p text:style-name="Standard">Вони завжди проходили через випробування, переслідування та труднощі</text:p>
      <text:p text:style-name="Standard">і це не означає, що ми збираємося уникнути цього.</text:p>
      <text:p text:style-name="Standard">Це лише пояснення того, що коли Ісус Христос повертається в хмарах,</text:p>
      <text:p text:style-name="Standard">сурма заграє, і мертві у Христі воскреснуть першими,</text:p>
      <text:p text:style-name="Standard">тоді ми, що залишилися живі, будемо разом з ними захоплені на хмарах.</text:p>
      <text:p text:style-name="Standard">Це те, що відомо як захоплення. Це справді станеться.</text:p>
      <text:p text:style-name="Standard">Реальна подія, друге пришестя Ісуса Христа, — це буквально реальна подія, яка колись відбудеться.</text:p>
      <text:p text:style-name="Standard">Але давайте не припиняти читання у вірші 18.</text:p>
      <text:p text:style-name="Standard">Давайте прочитаємо 5-й розділ, вірш 1, тому що ця думка продовжується.</text:p>
      <text:p text:style-name="Standard">Ви бачите це слово на початку вірша 1 і розділу 5,</text:p>
      <text:p text:style-name="Standard">хто може сказати мені, яка частина мови це слово, але?</text:p>
      <text:p text:style-name="Standard">Сполучник.</text:p>
      <text:p text:style-name="Standard">Це сполучення.</text:p>
      <text:p text:style-name="Standard">Сполучник поєднує дві фрази, або два речення, або два речення.</text:p>
      <text:p text:style-name="Standard">І тут ми маємо сполучення, яке показує, що ми не починаємо нову думку.</text:p>
      <text:p text:style-name="Standard">Ми продовжуємо там, де зупинилися, і кажемо:</text:p>
      <text:p text:style-name="Standard">але часів і пір, брати,</text:p>
      <text:p text:style-name="Standard">часи та пори року чого?</text:p>
      <text:p text:style-name="Standard">Про те, про що ми щойно читали.</text:p>
      <text:p text:style-name="Standard">Про Ісуса Христа, що приходить у хмарах.</text:p>
      <text:p text:style-name="Standard">Про звуки сурми.</text:p>
      <text:p text:style-name="Standard">Бачите, ви просто повинні читати Біблію саме так, як вона читається, саме тому, що в ній сказано.</text:p>
      <text:p text:style-name="Standard">Він каже,</text:p>
      <text:p text:style-name="Standard">але часів і пір, брати,</text:p>
      <text:p text:style-name="Standard">тобі немає потреби писати тобі,</text:p>
      <text:p text:style-name="Standard">бо самі добре знаєте, що день Господній так прийде, як злодій,</text:p>
      <text:p text:style-name="Standard">в ніч.</text:p>
      <text:p text:style-name="Standard">Тепер, якщо ми просто прочитаємо це, що там написано,</text:p>
      <text:p text:style-name="Standard">тоді в основному ми б прирівняли день Господній до того, про що ми щойно прочитали.</text:p>
      <text:p text:style-name="Standard">правильно?</text:p>
      <text:p text:style-name="Standard">Бо інакше він би сказав,</text:p>
      <text:p text:style-name="Standard">добре про часи та пори року, брати,</text:p>
      <text:p text:style-name="Standard">Ісуса, що приходить у хмарах і сурмить,</text:p>
      <text:p text:style-name="Standard">тобі немає потреби писати тобі,</text:p>
      <text:p text:style-name="Standard">тому що він просто збирається говорити про зовсім іншу подію,</text:p>
      <text:p text:style-name="Standard">бо день Господній так приходить, як злодій уночі?</text:p>
      <text:p text:style-name="Standard">Якби це була зовсім інша подія,</text:p>
      <text:p text:style-name="Standard">чи було б для нього сенс сказати,</text:p>
      <text:p text:style-name="Standard">бо так прийде день Господній, як злодій уночі,</text:p>
      <text:p text:style-name="Standard">Вам не потрібно, щоб я писав вам часи та пори піднесення?</text:p>
      <text:p text:style-name="Standard">Очевидно, що підхоплення і день Господній відбудуться одночасно,</text:p>
      <text:p text:style-name="Standard">інакше він не поєднав би їх сполучником і не сказав би,</text:p>
      <text:p text:style-name="Standard">тому вам не потрібно, щоб я розповідав вам про часи та пори року,</text:p>
      <text:p text:style-name="Standard">бо ви знаєте, що день Господній так приходить, як злодій уночі.</text:p>
      <text:p text:style-name="Standard">Тепер це дуже просто зрозуміти.</text:p>
      <text:p text:style-name="Standard">Продовжуємо читати.</text:p>
      <text:p text:style-name="Standard">У третьому вірші він каже:</text:p>
      <text:p text:style-name="Standard"><text:soft-page-break/>бо коли вони скажуть,</text:p>
      <text:p text:style-name="Standard">він не сказав, коли ми кажемо або коли віруючі кажуть,</text:p>
      <text:p text:style-name="Standard">коли вони скажуть мир і безпека,</text:p>
      <text:p text:style-name="Standard">тоді раптова знищення приходить на них,</text:p>
      <text:p text:style-name="Standard">як пологи на вагітну жінку,</text:p>
      <text:p text:style-name="Standard">і вони не втечуть.</text:p>
      <text:p text:style-name="Standard">Отже, саме вони отримають усі руйнування та подорожі,</text:p>
      <text:p text:style-name="Standard">не ми, вони.</text:p>
      <text:p text:style-name="Standard">Але дивіться, що він скаже далі,</text:p>
      <text:p text:style-name="Standard">але ви, браття, не в темряві,</text:p>
      <text:p text:style-name="Standard">що той день застане тебе як злодій.</text:p>
      <text:p text:style-name="Standard">Отже, якщо ви віруючий, Ісус не прийде як злодій уночі.</text:p>
      <text:p text:style-name="Standard">Це не застане вас зненацька.</text:p>
      <text:p text:style-name="Standard">Ви не здивуєтеся.</text:p>
      <text:p text:style-name="Standard">Невіруючий здивується,</text:p>
      <text:p text:style-name="Standard">тому що вони скажуть мир і безпека,</text:p>
      <text:p text:style-name="Standard">а потім раптова знищення приходить на них,</text:p>
      <text:p text:style-name="Standard">як пологи на вагітну жінку,</text:p>
      <text:p text:style-name="Standard">у темряві чи ні,</text:p>
      <text:p text:style-name="Standard">що той день застане тебе як злодій.</text:p>
      <text:p text:style-name="Standard">Усі ми діти світла,</text:p>
      <text:p text:style-name="Standard">і діти дня.</text:p>
      <text:p text:style-name="Standard">Він сказав: ми не з ночі й не з темряви,</text:p>
      <text:p text:style-name="Standard">тому не спимо, як інші,</text:p>
      <text:p text:style-name="Standard">але пильнуймо та будьмо тверезі.</text:p>
      <text:p text:style-name="Standard">Бо ті, що сплять, сплять ночами,</text:p>
      <text:p text:style-name="Standard">і хто п'яний, той п'яний вночі,</text:p>
      <text:p text:style-name="Standard">але будьмо тверезі ми, хто від дня,</text:p>
      <text:p text:style-name="Standard">вдягаючись у панцир віри і любові</text:p>
      <text:p text:style-name="Standard">і шолом надії на порятунок,</text:p>
      <text:p text:style-name="Standard">бо Бог не призначив нас на гнів,</text:p>
      <text:p text:style-name="Standard">але отримати спасіння Господом нашим Ісусом Христом.</text:p>
      <text:p text:style-name="Standard">Дуже просто зрозуміти цей уривок, чи не так?</text:p>
      <text:p text:style-name="Standard">Заграє сурма,</text:p>
      <text:p text:style-name="Standard">Ісус Христос приходить на хмарах,</text:p>
      <text:p text:style-name="Standard">який відомий як день Господній,</text:p>
      <text:p text:style-name="Standard">і того самого дня раптова погибель приходить на них</text:p>
      <text:p text:style-name="Standard">які не спасенні, які не є віруючими.</text:p>
      <text:p text:style-name="Standard">Отже, в основному Бог виливає свій гнів,</text:p>
      <text:p text:style-name="Standard">того самого дня, коли Ісус Христос приходить на хмарах</text:p>
      <text:p text:style-name="Standard">і несе нас у захопленні, вгору в хмарах.</text:p>
      <text:p text:style-name="Standard">Поверніться до Ісаї 13,</text:p>
      <text:p text:style-name="Standard">бо ви бачите, що день Господній є темою</text:p>
      <text:p text:style-name="Standard">це згадується в Біблії багато-багато разів.</text:p>
      <text:p text:style-name="Standard">Старий Заповіт наповнений згадками про день Господній,</text:p>
      <text:p text:style-name="Standard">особливо книга Ісаї.</text:p>
      <text:p text:style-name="Standard">Це один із моїх улюблених,</text:p>
      <text:p text:style-name="Standard">але це все в Біблії,</text:p>
      <text:p text:style-name="Standard">і коли ми переглядали Ісаю тиждень за тижнем,</text:p>
      <text:p text:style-name="Standard"><text:soft-page-break/>ми бачили багато, багато різних разів,</text:p>
      <text:p text:style-name="Standard">але подивіться на Ісаю 13 і подивіться на вірш 9.</text:p>
      <text:p text:style-name="Standard">Біблія говорить: Ось день Господній,</text:p>
      <text:p text:style-name="Standard">приходить жорстокий, обидва з гнівом,</text:p>
      <text:p text:style-name="Standard">ви помічаєте згаданий Божий гнів,</text:p>
      <text:p text:style-name="Standard">і палкий гнів, щоб спустошити землю</text:p>
      <text:p text:style-name="Standard">і він винищить з нього грішників.</text:p>
      <text:p text:style-name="Standard">Перегляньте вірш 10,</text:p>
      <text:p text:style-name="Standard">за зірки небесні та втіху від них</text:p>
      <text:p text:style-name="Standard">не дадуть свого світла,</text:p>
      <text:p text:style-name="Standard">сонце затьмариться, коли він зійде</text:p>
      <text:p text:style-name="Standard">і місяць не буде світити своїм світлом,</text:p>
      <text:p text:style-name="Standard">і Я покараю світ за їх зло</text:p>
      <text:p text:style-name="Standard">і нечестиві за свою провину,</text:p>
      <text:p text:style-name="Standard">і Я спричиню зарозумілість пророцтв</text:p>
      <text:p text:style-name="Standard">і впокорю пиху грізного.</text:p>
      <text:p text:style-name="Standard">Тож зауважте, коли настане день Господній</text:p>
      <text:p text:style-name="Standard">і приходить Божий гнів і знищення,</text:p>
      <text:p text:style-name="Standard">зауважте, він сказав, що сонце і місяць затьмаряться,</text:p>
      <text:p text:style-name="Standard">зірки не дадуть свого світла,</text:p>
      <text:p text:style-name="Standard">а потім він каже у вірші номер 13,</text:p>
      <text:p text:style-name="Standard">тому я потрясу небеса</text:p>
      <text:p text:style-name="Standard">і земля зсунеться з місця свого</text:p>
      <text:p text:style-name="Standard">у гніві Господа Саваота</text:p>
      <text:p text:style-name="Standard">і в день палкого гніву Його.</text:p>
      <text:p text:style-name="Standard">Подивіться на Йоіла, коротку книгу до кінця Старого Завіту,</text:p>
      <text:p text:style-name="Standard">книга Йоіла, одного з малих пророків,</text:p>
      <text:p text:style-name="Standard">Єзекіїль, Даніель – великі книги, з якими ви знайомі</text:p>
      <text:p text:style-name="Standard">і є кілька розумних книг,</text:p>
      <text:p text:style-name="Standard">Осія, Джоел.</text:p>
      <text:p text:style-name="Standard">Тож лише кілька книжок після Даніеля.</text:p>
      <text:p text:style-name="Standard">Єзекіїль, Даниїл, Осія, Йоіл.</text:p>
      <text:p text:style-name="Standard">Подивіться на 2 розділ Йоіла.</text:p>
      <text:p text:style-name="Standard">Йоіл глава номер 2</text:p>
      <text:p text:style-name="Standard">і ви побачите те саме, що навчають.</text:p>
      <text:p text:style-name="Standard">Біблія дуже послідовна.</text:p>
      <text:p text:style-name="Standard">У вірші номер 30 сказано:</text:p>
      <text:p text:style-name="Standard">і я покажу чудеса на небесах</text:p>
      <text:p text:style-name="Standard">і в землі,</text:p>
      <text:p text:style-name="Standard">кров і вогонь і стовпи диму,</text:p>
      <text:p text:style-name="Standard">сонце обернеться в темряву</text:p>
      <text:p text:style-name="Standard">і місяць у кров</text:p>
      <text:p text:style-name="Standard">поки не настане день Господній великий і страшний.</text:p>
      <text:p text:style-name="Standard">Тепер це досить зрозуміло, чи не так?</text:p>
      <text:p text:style-name="Standard">Перш ніж настане день Господній великий і страшний,</text:p>
      <text:p text:style-name="Standard">сонце перетвориться на темряву, а місяць на кров.</text:p>
      <text:p text:style-name="Standard">І дивіться наступний вірш,</text:p>
      <text:p text:style-name="Standard">і це збудеться</text:p>
      <text:p text:style-name="Standard">і покличе день Господній</text:p>
      <text:p text:style-name="Standard"><text:soft-page-break/>і ім’я Господнє буде передане.</text:p>
      <text:p text:style-name="Standard">Бо на горі Сіон і в Єрусалимі</text:p>
      <text:p text:style-name="Standard">буде визволенням, як сказав Господь</text:p>
      <text:p text:style-name="Standard">і в останку, кого Господь покличе.</text:p>
      <text:p text:style-name="Standard">Тож зауважте, що день Господній пов’язаний</text:p>
      <text:p text:style-name="Standard">з сонцем і місяцем, які спочатку потемніли,</text:p>
      <text:p text:style-name="Standard">тоді настане день Господній</text:p>
      <text:p text:style-name="Standard">і тоді є визволення для тих, хто прикликав ім’я Господа.</text:p>
      <text:p text:style-name="Standard">Подивіться на Матвія 24,</text:p>
      <text:p text:style-name="Standard">Від Матвія 24 розділ.</text:p>
      <text:p text:style-name="Standard">Перша книга в Новому Завіті,</text:p>
      <text:p text:style-name="Standard">Матвій, Матвій 24.</text:p>
      <text:p text:style-name="Standard">Подивіться, що таке Біблія.</text:p>
      <text:p text:style-name="Standard">Подивіться на Матвія 24.</text:p>
      <text:p text:style-name="Standard">Розумієте, день Господній завжди асоціюється</text:p>
      <text:p text:style-name="Standard">сонце і місяць затемнені.</text:p>
      <text:p text:style-name="Standard">Подивіться на Матвія 24, 29.</text:p>
      <text:p text:style-name="Standard">Біблія читає</text:p>
      <text:p text:style-name="Standard">одразу після</text:p>
      <text:p text:style-name="Standard">скорбота тих днів.</text:p>
      <text:p text:style-name="Standard">Тепер хтось може сказати мені,</text:p>
      <text:p text:style-name="Standard">є щось важко зрозуміти</text:p>
      <text:p text:style-name="Standard">про фразу, яку я щойно прочитав?</text:p>
      <text:p text:style-name="Standard">Це досить просто, чи не так?</text:p>
      <text:p text:style-name="Standard">Одразу після.</text:p>
      <text:p text:style-name="Standard">Це означає відразу після.</text:p>
      <text:p text:style-name="Standard">Це означає під час?</text:p>
      <text:p text:style-name="Standard">Ні, тут сказано відразу після скорботи тих днів.</text:p>
      <text:p text:style-name="Standard">Сонце сонце померкне</text:p>
      <text:p text:style-name="Standard">і місяць не дасть світла свого.</text:p>
      <text:p text:style-name="Standard">Це звучить знайомо?</text:p>
      <text:p text:style-name="Standard">І зірки впадуть з неба</text:p>
      <text:p text:style-name="Standard">і сили небесні похитнуться.</text:p>
      <text:p text:style-name="Standard">І тоді з'явиться знак</text:p>
      <text:p text:style-name="Standard">Сина Людського на небі</text:p>
      <text:p text:style-name="Standard">і тоді заплачуть усі племена землі</text:p>
      <text:p text:style-name="Standard">і вони побачать Сина Людського</text:p>
      <text:p text:style-name="Standard">приходить у хмарах.</text:p>
      <text:p text:style-name="Standard">Це звучить знайомо?</text:p>
      <text:p text:style-name="Standard">З силою і великою славою</text:p>
      <text:p text:style-name="Standard">і він пошле своїх ангелів</text:p>
      <text:p text:style-name="Standard">з великим звуком труби.</text:p>
      <text:p text:style-name="Standard">Ви пам'ятаєте звук труби?</text:p>
      <text:p text:style-name="Standard">Каже, і зберуться</text:p>
      <text:p text:style-name="Standard">його обранець від чотирьох вітрів</text:p>
      <text:p text:style-name="Standard">від одного кінця неба до іншого.</text:p>
      <text:p text:style-name="Standard">Тепер вивчіть притчу про фігове дерево.</text:p>
      <text:p text:style-name="Standard">Пам'ятай, зірки з неба падали б на землю</text:p>
      <text:p text:style-name="Standard">як фіги з фігового дерева?</text:p>
      <text:p text:style-name="Standard"><text:soft-page-break/>Він сказав, коли його гілки ще ніжні</text:p>
      <text:p text:style-name="Standard">і розпустив листя, ти знаєш, що літо не є.</text:p>
      <text:p text:style-name="Standard">Так само й ви, коли побачите все це,</text:p>
      <text:p text:style-name="Standard">знати, що це близько</text:p>
      <text:p text:style-name="Standard">навіть у дверях.</text:p>
      <text:p text:style-name="Standard">Бачите, ми не в темряві</text:p>
      <text:p text:style-name="Standard">що той день застане нас як злодій.</text:p>
      <text:p text:style-name="Standard">Коли ми бачимо, що ці речі здійснюються</text:p>
      <text:p text:style-name="Standard">ми дізнаємося, що це близько, навіть за дверима.</text:p>
      <text:p text:style-name="Standard">Він каже: істинно кажу вам</text:p>
      <text:p text:style-name="Standard">це покоління не пройде</text:p>
      <text:p text:style-name="Standard">поки всі ці речі не будуть виконані.</text:p>
      <text:p text:style-name="Standard">Він пояснює це на початку розділу</text:p>
      <text:p text:style-name="Standard">він починає описувати скорботу</text:p>
      <text:p text:style-name="Standard">і брат</text:p>
      <text:p text:style-name="Standard">видавши брата на смерть</text:p>
      <text:p text:style-name="Standard">і весь фальшивий Христос</text:p>
      <text:p text:style-name="Standard">кажучи, я Ісус Христос.</text:p>
      <text:p text:style-name="Standard">Він сказав, що все буде</text:p>
      <text:p text:style-name="Standard">в одному поколінні, ось що він каже.</text:p>
      <text:p text:style-name="Standard">Він не каже, що люди, з якими він розмовляє</text:p>
      <text:p text:style-name="Standard">не пройшов би. Він каже з того часу</text:p>
      <text:p text:style-name="Standard">що ці речі починають збуватися</text:p>
      <text:p text:style-name="Standard">те покоління не пройде.</text:p>
      <text:p text:style-name="Standard">Багато людей навчають, що події Одкровення</text:p>
      <text:p text:style-name="Standard">відбувалося протягом тисячі років</text:p>
      <text:p text:style-name="Standard">протягом середньовіччя</text:p>
      <text:p text:style-name="Standard">так що це щось постійне</text:p>
      <text:p text:style-name="Standard">протягом усієї історії світу.</text:p>
      <text:p text:style-name="Standard">Немає. Він сказав, що це відбувається за одне покоління.</text:p>
      <text:p text:style-name="Standard">Це короткострокова річ</text:p>
      <text:p text:style-name="Standard">але це сталося, коли ці речі починають здійснюватися</text:p>
      <text:p text:style-name="Standard">він сказав, воно йде.</text:p>
      <text:p text:style-name="Standard">Ісус Христос приходить</text:p>
      <text:p text:style-name="Standard">і ви побачите, як ці речі здійсняться.</text:p>
      <text:p text:style-name="Standard">Він говорить у вірші номер 35</text:p>
      <text:p text:style-name="Standard">небо й земля проминуть</text:p>
      <text:p text:style-name="Standard">але слова мої не пройдуть</text:p>
      <text:p text:style-name="Standard">але того дня й години</text:p>
      <text:p text:style-name="Standard">не знає жодної людини</text:p>
      <text:p text:style-name="Standard">якого дня і години?</text:p>
      <text:p text:style-name="Standard">Про Ісуса, який приходить у хмарах</text:p>
      <text:p text:style-name="Standard">дня Господнього.</text:p>
      <text:p text:style-name="Standard">Він сказав: нікого не знає</text:p>
      <text:p text:style-name="Standard">не знають ангелів небесних</text:p>
      <text:p text:style-name="Standard">але як були дні Ноя</text:p>
      <text:p text:style-name="Standard">так буде й прихід Сина Людського</text:p>
      <text:p text:style-name="Standard">бо як за днів Ноя</text:p>
      <text:p text:style-name="Standard">вони були до потопу</text:p>
      <text:p text:style-name="Standard"><text:soft-page-break/>вони їли і пили</text:p>
      <text:p text:style-name="Standard">одруження, дарування та шлюб</text:p>
      <text:p text:style-name="Standard">аж до дня, коли Ной увійшов у ковчег</text:p>
      <text:p text:style-name="Standard">в основному це ваш спокій і безпека</text:p>
      <text:p text:style-name="Standard">вони думають, що все добре</text:p>
      <text:p text:style-name="Standard">Каже, і не знав, поки не прийшла повінь</text:p>
      <text:p text:style-name="Standard">і забрав їх усіх</text:p>
      <text:p text:style-name="Standard">так буде й прихід Сина Людського</text:p>
      <text:p text:style-name="Standard">тоді двоє будуть на полі</text:p>
      <text:p text:style-name="Standard">один візьметься, а другий залишиться</text:p>
      <text:p text:style-name="Standard">дивіться тому</text:p>
      <text:p text:style-name="Standard">бо ви не знаєте, котра година</text:p>
      <text:p text:style-name="Standard">ваш Господь прийде</text:p>
      <text:p text:style-name="Standard">ти не знаєш ні дня, ні години</text:p>
      <text:p text:style-name="Standard">але ти знаєш часи та пори року</text:p>
      <text:p text:style-name="Standard">тому що коли ви починаєте бачити, як ці речі здійснюються</text:p>
      <text:p text:style-name="Standard">ти дізнаєшся, що це близько навіть за дверима</text:p>
      <text:p text:style-name="Standard">ти бачиш багато людей</text:p>
      <text:p text:style-name="Standard">спробує перекрутити Біблію</text:p>
      <text:p text:style-name="Standard">тепер будь логічним, друже</text:p>
      <text:p text:style-name="Standard">якщо почати читати Біблію</text:p>
      <text:p text:style-name="Standard">і ви починаєте читати Новий Завіт</text:p>
      <text:p text:style-name="Standard">яку першу книгу ти, ймовірно, збираєшся прочитати</text:p>
      <text:p text:style-name="Standard">коли починаєш читати Новий Завіт</text:p>
      <text:p text:style-name="Standard">книга Матвія</text:p>
      <text:p text:style-name="Standard">зараз, коли мені було 12 років</text:p>
      <text:p text:style-name="Standard">Я вирішила, що хочу читати</text:p>
      <text:p text:style-name="Standard">весь Новий Завіт, коли мені було 12</text:p>
      <text:p text:style-name="Standard">і я взяв Новий Завіт</text:p>
      <text:p text:style-name="Standard">Я почав читати книгу від Матвія</text:p>
      <text:p text:style-name="Standard">і я дійшов до Матвія 24</text:p>
      <text:p text:style-name="Standard">і я прочитав її 12-річним хлопчиком</text:p>
      <text:p text:style-name="Standard">і я сказав, знаєте що</text:p>
      <text:p text:style-name="Standard">Я завжди думав, що це неправильно</text:p>
      <text:p text:style-name="Standard">чого мене навчили в християнській школі та в церкві</text:p>
      <text:p text:style-name="Standard">що Ісус міг прийти будь-якої миті</text:p>
      <text:p text:style-name="Standard">всі зникнуть</text:p>
      <text:p text:style-name="Standard">ніхто не дізнається, що сталося</text:p>
      <text:p text:style-name="Standard">і я сказав, що ти знаєш, що я знав, що це неправильно</text:p>
      <text:p text:style-name="Standard">щось у мене не вийшло</text:p>
      <text:p text:style-name="Standard">і я прочитав це і сказав, що це неправда</text:p>
      <text:p text:style-name="Standard">сказано після скорботи</text:p>
      <text:p text:style-name="Standard">там сказано, що сонце й місяць затьмаряться</text:p>
      <text:p text:style-name="Standard">і я не думаю, що люди будуть дивуватися</text:p>
      <text:p text:style-name="Standard">що сталося</text:p>
      <text:p text:style-name="Standard">бо сонце й місяць померкли</text:p>
      <text:p text:style-name="Standard">і побачили Ісуса, що йшов у хмарах</text:p>
      <text:p text:style-name="Standard">вони будуть знати, що сталося</text:p>
      <text:p text:style-name="Standard">вони не скажуть, де всі</text:p>
      <text:p text:style-name="Standard"><text:soft-page-break/>вони скажуть горам і скелям</text:p>
      <text:p text:style-name="Standard">впади на нас і сховай нас від лиця ягняти</text:p>
      <text:p text:style-name="Standard">або від обличчя того, хто каже, що мене кинули</text:p>
      <text:p text:style-name="Standard">бо надходить великий день Його гніву</text:p>
      <text:p text:style-name="Standard">і він зможе стояти</text:p>
      <text:p text:style-name="Standard">це те, що вони збираються сказати</text:p>
      <text:p text:style-name="Standard">але ви бачите, що нас обманули</text:p>
      <text:p text:style-name="Standard">і це перший розділ, який ви читаєте</text:p>
      <text:p text:style-name="Standard">як ви читаєте в Новому Завіті</text:p>
      <text:p text:style-name="Standard">що йде до Другого пришестя</text:p>
      <text:p text:style-name="Standard">воно переходить у захоплення</text:p>
      <text:p text:style-name="Standard">тепер багато людей скажуть добре, пастор Андерсон</text:p>
      <text:p text:style-name="Standard">вам потрібно усвідомити</text:p>
      <text:p text:style-name="Standard">що Матвій 24 розмовляє з євреями</text:p>
      <text:p text:style-name="Standard">ось що вони скажуть</text:p>
      <text:p text:style-name="Standard">тепер, перш за все, я вірю, що кожна обіцянка в книзі</text:p>
      <text:p text:style-name="Standard">мій кожен розділ, кожен вірш, кожен рядок</text:p>
      <text:p text:style-name="Standard">Я не знаю, яким євреям це написано</text:p>
      <text:p text:style-name="Standard">невіруючих євреїв</text:p>
      <text:p text:style-name="Standard">або врятованих християн</text:p>
      <text:p text:style-name="Standard">тому що я думав, що в Христі</text:p>
      <text:p text:style-name="Standard">немає ні єврея, ні язичника</text:p>
      <text:p text:style-name="Standard">тому я не знав, що це велика справа</text:p>
      <text:p text:style-name="Standard">але кажуть, що це розмова з євреями</text:p>
      <text:p text:style-name="Standard">ну перегорни, якщо хочеш мати Одкровення, розділ 6</text:p>
      <text:p text:style-name="Standard">тримай там палець</text:p>
      <text:p text:style-name="Standard">подивіться 6 розділ Одкровення</text:p>
      <text:p text:style-name="Standard">бачиш, тобі треба просто вчитися</text:p>
      <text:p text:style-name="Standard">як читати Біблію і просто читати її для себе</text:p>
      <text:p text:style-name="Standard">і не дозволяйте людям перекручувати це на вас</text:p>
      <text:p text:style-name="Standard">ти знаєш, я маю на увазі, якщо це зрозуміло</text:p>
      <text:p text:style-name="Standard">ясно</text:p>
      <text:p text:style-name="Standard">подивіться 6 розділ Одкровення</text:p>
      <text:p text:style-name="Standard">і Біблія розповідає про це</text:p>
      <text:p text:style-name="Standard">це сказано у вірші 1</text:p>
      <text:p text:style-name="Standard">і я бачив, коли Агнець відкрив одну з печатей</text:p>
      <text:p text:style-name="Standard">і почув я, як слово, гуркіт грому</text:p>
      <text:p text:style-name="Standard">один із чотирьох звірів каже: прийди й подивись</text:p>
      <text:p text:style-name="Standard">і я побачив, що тримає білого коня</text:p>
      <text:p text:style-name="Standard">і він сів на нього з лука</text:p>
      <text:p text:style-name="Standard">і вінець був даний йому, і він пішов перемагати</text:p>
      <text:p text:style-name="Standard">і завойовувати</text:p>
      <text:p text:style-name="Standard">і коли він відкрив другу печатку</text:p>
      <text:p text:style-name="Standard">Я чув, як другий звір сказав: прийди і подивись</text:p>
      <text:p text:style-name="Standard">і вийшов інший кінь, рудий</text:p>
      <text:p text:style-name="Standard">і що вони повинні вбивати один одного</text:p>
      <text:p text:style-name="Standard">і дано йому великий меч</text:p>
      <text:p text:style-name="Standard">тому коли прийде перший вершник</text:p>
      <text:p text:style-name="Standard">у вас є чоловік верхи на білому коні</text:p>
      <text:p text:style-name="Standard"><text:soft-page-break/>у нього в руці лук, а на голові вінець</text:p>
      <text:p text:style-name="Standard">і він йде вперед перемагаючи і перемагати</text:p>
      <text:p text:style-name="Standard">як антихрист, самозванець</text:p>
      <text:p text:style-name="Standard">Ісуса Христа, Ісус приїде на білому коні</text:p>
      <text:p text:style-name="Standard">ця людина приїжджає на білому коні, щоб підкорити світ</text:p>
      <text:p text:style-name="Standard">виходить другий кінь</text:p>
      <text:p text:style-name="Standard">і є всі види війни</text:p>
      <text:p text:style-name="Standard">і він заснований на 3 світовій війні</text:p>
      <text:p text:style-name="Standard">Ви знаєте, чоловіки вбивають один одного</text:p>
      <text:p text:style-name="Standard">немає спокою на землі</text:p>
      <text:p text:style-name="Standard">третя печатка знаходиться у вірші 5</text:p>
      <text:p text:style-name="Standard">і коли він відкрив третю печатку</text:p>
      <text:p text:style-name="Standard">Я чув, як третій звір сказав: «Прийди і подивися».</text:p>
      <text:p text:style-name="Standard">і мене тримали б на низькому чорному коні</text:p>
      <text:p text:style-name="Standard">і він сів на нього з терезів у своїй руці</text:p>
      <text:p text:style-name="Standard">і почув я голос посеред чотирьох звірів, що сказав:</text:p>
      <text:p text:style-name="Standard">міра пшениці на гріш</text:p>
      <text:p text:style-name="Standard">і три міри ячменю по пенні</text:p>
      <text:p text:style-name="Standard">і дивись, щоб ти не пошкодив олії та вину</text:p>
      <text:p text:style-name="Standard">ти бачиш три міри ячменю за пенні</text:p>
      <text:p text:style-name="Standard">або міра пшениці за гріш</text:p>
      <text:p text:style-name="Standard">що ви повинні зрозуміти, це те, що</text:p>
      <text:p text:style-name="Standard">у Біблії пенні - це не наш сьогоднішній пенні</text:p>
      <text:p text:style-name="Standard">ти знаєш</text:p>
      <text:p text:style-name="Standard">пенні в Біблії</text:p>
      <text:p text:style-name="Standard">є грошовою одиницею</text:p>
      <text:p text:style-name="Standard">що ми бачимо в Матвія, розділ 22</text:p>
      <text:p text:style-name="Standard">Ісус розповідає притчу про людей, які працюють</text:p>
      <text:p text:style-name="Standard">12 годинний день</text:p>
      <text:p text:style-name="Standard">і отримання пенні в кінці цього</text:p>
      <text:p text:style-name="Standard">і це була денна зарплата</text:p>
      <text:p text:style-name="Standard">і це вважалося законною заробітною платою</text:p>
      <text:p text:style-name="Standard">Тож сьогодні, якби ви поїхали в це місце</text:p>
      <text:p text:style-name="Standard">це схоже на поденний робочий</text:p>
      <text:p text:style-name="Standard">прямо тут, тому що в основному це те, про що історія</text:p>
      <text:p text:style-name="Standard">і Ісус</text:p>
      <text:p text:style-name="Standard">розповідає історію про людину, яка наймає</text:p>
      <text:p text:style-name="Standard">деякі поденники</text:p>
      <text:p text:style-name="Standard">а сьогодні він їм копійки платить</text:p>
      <text:p text:style-name="Standard">і вони були щасливі, поки не побачили</text:p>
      <text:p text:style-name="Standard">хтось інший, на їхню думку, отримав кращу угоду</text:p>
      <text:p text:style-name="Standard">і скільки б ви отримали</text:p>
      <text:p text:style-name="Standard">якби ти пішов і записався тут як поденник</text:p>
      <text:p text:style-name="Standard">знаєш, що</text:p>
      <text:p text:style-name="Standard">50 баксів, 100 баксів, 150 баксів</text:p>
      <text:p text:style-name="Standard">десь там ви хочете заплатити 100 баксів</text:p>
      <text:p text:style-name="Standard">за мірку пшениці</text:p>
      <text:p text:style-name="Standard">подумай про це зараз</text:p>
      <text:p text:style-name="Standard">100 баксів за мірку пшениці</text:p>
      <text:p text:style-name="Standard"><text:soft-page-break/>або три міри ячменю</text:p>
      <text:p text:style-name="Standard">це досить дорого</text:p>
      <text:p text:style-name="Standard">тут описується голод</text:p>
      <text:p text:style-name="Standard">їжі бракує</text:p>
      <text:p text:style-name="Standard">а попит і пропозиція спричинили ціни на продукти харчування</text:p>
      <text:p text:style-name="Standard">бути надзвичайно дорогим</text:p>
      <text:p text:style-name="Standard">тому це час воєн</text:p>
      <text:p text:style-name="Standard">голод</text:p>
      <text:p text:style-name="Standard">завоювання</text:p>
      <text:p text:style-name="Standard">подивіться на четверту печатку</text:p>
      <text:p text:style-name="Standard">сказано у вірші номер</text:p>
      <text:p text:style-name="Standard">7 і коли відкрив четверту печатку</text:p>
      <text:p text:style-name="Standard">Я почув голос четвертого звіра, який сказав: «Прийди і подивися».</text:p>
      <text:p text:style-name="Standard">і я глянув на старого блідого коня</text:p>
      <text:p text:style-name="Standard">а ім'я йому, що сиділо на ньому, — смерть</text:p>
      <text:p text:style-name="Standard">і пекло слідувало за ним</text:p>
      <text:p text:style-name="Standard">і була дана їм влада над четвертою частиною землі</text:p>
      <text:p text:style-name="Standard">вбити мечем</text:p>
      <text:p text:style-name="Standard">і з голодом</text:p>
      <text:p text:style-name="Standard">ми вже бачили це в останніх двох печатках</text:p>
      <text:p text:style-name="Standard">і зі смертю, і зі звірами земними</text:p>
      <text:p text:style-name="Standard">і коли відкрив п'яту печатку</text:p>
      <text:p text:style-name="Standard">Я бачив під вівтарем душі</text:p>
      <text:p text:style-name="Standard">тепер зауважте, що він не бачить їхніх тіл</text:p>
      <text:p text:style-name="Standard">він бачив їхні душі</text:p>
      <text:p text:style-name="Standard">тому що момент, коли віруючий помирає</text:p>
      <text:p text:style-name="Standard">його тіло йде в могилу</text:p>
      <text:p text:style-name="Standard">ховаємо тіло</text:p>
      <text:p text:style-name="Standard">ми бачимо тіло, якщо це похорон у відкритій скрині</text:p>
      <text:p text:style-name="Standard">душа йде на небо</text:p>
      <text:p text:style-name="Standard">пізніше тіло воскресне</text:p>
      <text:p text:style-name="Standard">під час першого воскресіння, також відомого як піднесення</text:p>
      <text:p text:style-name="Standard">так він бачив душі</text:p>
      <text:p text:style-name="Standard">які були вбиті за слово Боже</text:p>
      <text:p text:style-name="Standard">і за свідчення, які вони мали</text:p>
      <text:p text:style-name="Standard">і закричали вони гучним голосом</text:p>
      <text:p text:style-name="Standard">кажучи, як довго, Господи, святий і правдивий</text:p>
      <text:p text:style-name="Standard">ти не судиш</text:p>
      <text:p text:style-name="Standard">і помстимо за нашу кров тим, хто живе на землі</text:p>
      <text:p text:style-name="Standard">і дали білі шати</text:p>
      <text:p text:style-name="Standard">до кожного з них</text:p>
      <text:p text:style-name="Standard">і було сказано, що вони повинні ще відпочити</text:p>
      <text:p text:style-name="Standard">маленький сезон</text:p>
      <text:p text:style-name="Standard">так що наближається відплата</text:p>
      <text:p text:style-name="Standard">аж до своїх товаришів-слуг</text:p>
      <text:p text:style-name="Standard">також і їхні брати</text:p>
      <text:p text:style-name="Standard">які повинні бути вбиті, як вони були</text:p>
      <text:p text:style-name="Standard">має бути виконано</text:p>
      <text:p text:style-name="Standard">і я бачив, коли він відкрив шосту печатку</text:p>
      <text:p text:style-name="Standard"><text:soft-page-break/>і ось стався великий землетрус</text:p>
      <text:p text:style-name="Standard">досі у нас були війни, голод</text:p>
      <text:p text:style-name="Standard">і християн вбивають</text:p>
      <text:p text:style-name="Standard">і вбиті мечем за свою віру</text:p>
      <text:p text:style-name="Standard">каже він, коли відкрив шосту печатку</text:p>
      <text:p text:style-name="Standard">і ось стався великий землетрус</text:p>
      <text:p text:style-name="Standard">і сонце стало чорним</text:p>
      <text:p text:style-name="Standard">як мішок з пари це звучить знайомо</text:p>
      <text:p text:style-name="Standard">і місяць став його кров'ю</text:p>
      <text:p text:style-name="Standard">точне формулювання Ісаї 13</text:p>
      <text:p text:style-name="Standard">і зорі небесні падали на землю</text:p>
      <text:p text:style-name="Standard">навіть як фігове дерево</text:p>
      <text:p text:style-name="Standard">кинути на їх передчасні фіги</text:p>
      <text:p text:style-name="Standard">коли її стрясає могутній вітер</text:p>
      <text:p text:style-name="Standard">і небо зникло, як сувій</text:p>
      <text:p text:style-name="Standard">коли він згорнутий разом</text:p>
      <text:p text:style-name="Standard">це прямо з Ісаї 13</text:p>
      <text:p text:style-name="Standard">— сказав він на кожній горі й острові</text:p>
      <text:p text:style-name="Standard">були виселені зі своїх місць</text:p>
      <text:p text:style-name="Standard">і царі землі, і великі люди</text:p>
      <text:p text:style-name="Standard">і багатіїв, і сотників</text:p>
      <text:p text:style-name="Standard">і лицарі, і всі раби</text:p>
      <text:p text:style-name="Standard">і всі вільні люди сховалися</text:p>
      <text:p text:style-name="Standard">і нори, і скелі, і гори</text:p>
      <text:p text:style-name="Standard">від лиця Того, Хто сидить на престолі</text:p>
      <text:p text:style-name="Standard">і від гніву Агнця</text:p>
      <text:p text:style-name="Standard">на великий день Його гніву</text:p>
      <text:p text:style-name="Standard">зверніть увагу на наступні два слова</text:p>
      <text:p text:style-name="Standard">прийшов</text:p>
      <text:p text:style-name="Standard">дивіться там теперішній час</text:p>
      <text:p text:style-name="Standard">прийшов</text:p>
      <text:p text:style-name="Standard">якщо сказано прийшло</text:p>
      <text:p text:style-name="Standard">як усі сучасні Біблії змінюють його на</text:p>
      <text:p text:style-name="Standard">зміна NIV на прийшла</text:p>
      <text:p text:style-name="Standard">Я вірю, що зміниться навіть новий король Яків</text:p>
      <text:p text:style-name="Standard">Мені доведеться пошукати це</text:p>
      <text:p text:style-name="Standard">але якщо він сказав прийшов</text:p>
      <text:p text:style-name="Standard">можна сказати, що це було давно</text:p>
      <text:p text:style-name="Standard">але якщо ви сказали великий день гніву</text:p>
      <text:p text:style-name="Standard">прийшов, це означає, що він щойно прийшов</text:p>
      <text:p text:style-name="Standard">це означає, що воно зараз тут</text:p>
      <text:p text:style-name="Standard">воно щойно прибуло</text:p>
      <text:p text:style-name="Standard">Я збираюся шукати це в новому «Королі Якові».</text:p>
      <text:p text:style-name="Standard">тому що новий король Яків змінює так багато речей</text:p>
      <text:p text:style-name="Standard">Я був би здивований, якби це не змінилося</text:p>
      <text:p text:style-name="Standard">дозвольте мені швидко поглянути тут</text:p>
      <text:p text:style-name="Standard">так, ми йдемо</text:p>
      <text:p text:style-name="Standard">бо настав великий день Його гніву</text:p>
      <text:p text:style-name="Standard">щоб вам було легше зрозуміти</text:p>
      <text:p text:style-name="Standard"><text:soft-page-break/>як завжди</text:p>
      <text:p text:style-name="Standard">і тому це дуже ясно в Біблії</text:p>
      <text:p text:style-name="Standard">що настав великий день гніву</text:p>
      <text:p text:style-name="Standard">тому вони зараз про це говорять</text:p>
      <text:p text:style-name="Standard">настав день гніву Його</text:p>
      <text:p text:style-name="Standard">ти бачиш Божий гнів</text:p>
      <text:p text:style-name="Standard">приходить не доки</text:p>
      <text:p text:style-name="Standard">після шостої печатки</text:p>
      <text:p text:style-name="Standard">відкритий, і сонце, і місяць брудні</text:p>
      <text:p text:style-name="Standard">це означає, що гнів Божий не прийшов</text:p>
      <text:p text:style-name="Standard">раніше</text:p>
      <text:p text:style-name="Standard">душі, що були під вівтарем</text:p>
      <text:p text:style-name="Standard">на п'ятій печатці були</text:p>
      <text:p text:style-name="Standard">очікування кажучи</text:p>
      <text:p text:style-name="Standard">коли Бог помститься</text:p>
      <text:p text:style-name="Standard">наша кров на тих, хто живе тут</text:p>
      <text:p text:style-name="Standard">що означає, що він ще цього не робив</text:p>
      <text:p text:style-name="Standard">Я не збираюся говорити</text:p>
      <text:p text:style-name="Standard">Я вже це роблю</text:p>
      <text:p text:style-name="Standard">ти не бачиш, що я роблю?</text:p>
      <text:p text:style-name="Standard">подумай над цим</text:p>
      <text:p text:style-name="Standard">Я маю на увазі просто використовувати логіку</text:p>
      <text:p text:style-name="Standard">вони кажуть, коли ви повернете цим людям гроші</text:p>
      <text:p text:style-name="Standard">Бог, що означає, що цього ще не сталося</text:p>
      <text:p text:style-name="Standard">і він сказав, що тобі потрібно почекати</text:p>
      <text:p text:style-name="Standard">маленький сезон</text:p>
      <text:p text:style-name="Standard">і тоді це станеться</text:p>
      <text:p text:style-name="Standard">потім шоста печатка відкрита для сонця і місяця або темряви</text:p>
      <text:p text:style-name="Standard">тоді він почав ховатися в скелях</text:p>
      <text:p text:style-name="Standard">кажучи, що настав великий день Його гніву</text:p>
      <text:p text:style-name="Standard">і ти зможеш сказати</text:p>
      <text:p text:style-name="Standard">вірш 1</text:p>
      <text:p text:style-name="Standard">бачите, ви повинні зрозуміти</text:p>
      <text:p text:style-name="Standard">розділи в Біблії роблять це дуже легким</text:p>
      <text:p text:style-name="Standard">орієнтуватися в Біблії</text:p>
      <text:p text:style-name="Standard">і допомогти розставити розділові знаки в Біблії</text:p>
      <text:p text:style-name="Standard">але ти не можеш просто перестати читати</text:p>
      <text:p text:style-name="Standard">тому що розділ закінчено</text:p>
      <text:p text:style-name="Standard">ну це все</text:p>
      <text:p text:style-name="Standard">Біблія перетікає в наступний розділ</text:p>
      <text:p text:style-name="Standard">у багатьох випадках яке перше слово розділу 7</text:p>
      <text:p text:style-name="Standard">яка частина мови?</text:p>
      <text:p text:style-name="Standard">це сполучник</text:p>
      <text:p text:style-name="Standard">і після цих речей</text:p>
      <text:p text:style-name="Standard">Я побачив чотирьох ангелів</text:p>
      <text:p text:style-name="Standard">тримає чотири сторони землі</text:p>
      <text:p text:style-name="Standard">тримає чотири вітри землі</text:p>
      <text:p text:style-name="Standard">щоб не віяли вітри на землю</text:p>
      <text:p text:style-name="Standard">ні на море, ні на якесь дерево</text:p>
      <text:p text:style-name="Standard"><text:soft-page-break/>і бачив я іншого ангела, що піднімався зі сходу</text:p>
      <text:p text:style-name="Standard">маючи печать Бога Живого</text:p>
      <text:p text:style-name="Standard">і скрикнув він гучним голосом до чотирьох ангелів</text:p>
      <text:p text:style-name="Standard">якому дано було завдати шкоди землі й морю</text:p>
      <text:p text:style-name="Standard">кажучи не шкодить землі</text:p>
      <text:p text:style-name="Standard">ані моря, ані дерев</text:p>
      <text:p text:style-name="Standard">аж поки ми не поставимо печать рабам нашого Бога на їхніх чолах</text:p>
      <text:p text:style-name="Standard">так зрозуміло</text:p>
      <text:p text:style-name="Standard">щоб земля й море не постраждали</text:p>
      <text:p text:style-name="Standard">ще ангелами Божими</text:p>
      <text:p text:style-name="Standard">правильно? він сказав не роби цього ще</text:p>
      <text:p text:style-name="Standard">тому Бога не було</text:p>
      <text:p text:style-name="Standard">виливаючи свій гнів на землю</text:p>
      <text:p text:style-name="Standard">аж до перетворення води на кров</text:p>
      <text:p text:style-name="Standard">він сказав, що ще не море</text:p>
      <text:p text:style-name="Standard">ще не шкодить деревам</text:p>
      <text:p text:style-name="Standard">не було жодного локуса</text:p>
      <text:p text:style-name="Standard">не було жодної кари від Бога</text:p>
      <text:p text:style-name="Standard">сказав він, доки ми не запечатаємо слуг нашого Бога</text:p>
      <text:p text:style-name="Standard">в їхньому лобі</text:p>
      <text:p text:style-name="Standard">і я почув число тих, що були запечатані</text:p>
      <text:p text:style-name="Standard">і було запечатано 144 000</text:p>
      <text:p text:style-name="Standard">усіх племен синів Ізраїля</text:p>
      <text:p text:style-name="Standard">потім він йде по племенах</text:p>
      <text:p text:style-name="Standard">Бенджаміна</text:p>
      <text:p text:style-name="Standard">тепер ці 144 000 євреїв</text:p>
      <text:p text:style-name="Standard">які запечатані</text:p>
      <text:p text:style-name="Standard">за ними йде ще щось, що згадується у вірші 9</text:p>
      <text:p text:style-name="Standard">після цього я побачив</text:p>
      <text:p text:style-name="Standard">і ось велика кількість людей</text:p>
      <text:p text:style-name="Standard">яких ніхто не міг порахувати</text:p>
      <text:p text:style-name="Standard">всіх націй</text:p>
      <text:p text:style-name="Standard">і роду, і людей, і язиків</text:p>
      <text:p text:style-name="Standard">стояв перед престолом і перед Агнцем</text:p>
      <text:p text:style-name="Standard">одягнені в білі шати</text:p>
      <text:p text:style-name="Standard">і долоні в їхніх руках</text:p>
      <text:p text:style-name="Standard">і закричав гучним голосом, кажучи:</text:p>
      <text:p text:style-name="Standard">спасіння для нашого Бога</text:p>
      <text:p text:style-name="Standard">і до Агнця</text:p>
      <text:p text:style-name="Standard">і всі ангели стояли навколо престолу</text:p>
      <text:p text:style-name="Standard">і про старших у чотирьох звірів</text:p>
      <text:p text:style-name="Standard">і впав перед престолом перед їхнім обличчям і поклонився Богові</text:p>
      <text:p text:style-name="Standard">кажучи амінь</text:p>
      <text:p text:style-name="Standard">благословення, і слава, і мудрість, і подяка</text:p>
      <text:p text:style-name="Standard">і честь, і сила, і могутність Богові нашому</text:p>
      <text:p text:style-name="Standard">на віки віків амінь</text:p>
      <text:p text:style-name="Standard">і відповів один із старших, кажучи:</text:p>
      <text:p text:style-name="Standard">що це за одягнені в білі шати?</text:p>
      <text:p text:style-name="Standard">і звідки вони прийшли</text:p>
      <text:p text:style-name="Standard"><text:soft-page-break/>тепер слово звідки</text:p>
      <text:p text:style-name="Standard">хто знає, що означає слово звідки</text:p>
      <text:p text:style-name="Standard">звідки</text:p>
      <text:p text:style-name="Standard">в’янути означає куди</text:p>
      <text:p text:style-name="Standard">спасибі означає звідти</text:p>
      <text:p text:style-name="Standard">туди означає туди</text:p>
      <text:p text:style-name="Standard">це просто старі слова англійською</text:p>
      <text:p text:style-name="Standard">ми більше не використовуємо їх</text:p>
      <text:p text:style-name="Standard">але коли сказано, звідки вони прийшли</text:p>
      <text:p text:style-name="Standard">він каже, звідки вони взялися</text:p>
      <text:p text:style-name="Standard">тепер це безліч</text:p>
      <text:p text:style-name="Standard">сказано у вірші номер</text:p>
      <text:p text:style-name="Standard">9 сказано</text:p>
      <text:p text:style-name="Standard">Після цього я побачив і ось великий натовп</text:p>
      <text:p text:style-name="Standard">а потім каже хлопець</text:p>
      <text:p text:style-name="Standard">звідки вони взялися</text:p>
      <text:p text:style-name="Standard">добре, зрозуміло, що вони щойно туди потрапили</text:p>
      <text:p text:style-name="Standard">тому він каже, звідки ці люди взялися</text:p>
      <text:p text:style-name="Standard">Гаразд</text:p>
      <text:p text:style-name="Standard">вони щойно отримали, що має сенс</text:p>
      <text:p text:style-name="Standard">тому що сонце і місяць просто потемніли</text:p>
      <text:p text:style-name="Standard">Ісуса Христа побачив народ</text:p>
      <text:p text:style-name="Standard">землі вони кричали</text:p>
      <text:p text:style-name="Standard">настав великий день Його гніву</text:p>
      <text:p text:style-name="Standard">не чув, що земля знає дерева</text:p>
      <text:p text:style-name="Standard">слуги Божі запечатані</text:p>
      <text:p text:style-name="Standard">ці спеціальні 144 тис</text:p>
      <text:p text:style-name="Standard">тоді раптом на небі з’являється велика кількість людей</text:p>
      <text:p text:style-name="Standard">добре, це захоплення</text:p>
      <text:p text:style-name="Standard">ось чому це було те, що ніхто не міг порахувати</text:p>
      <text:p text:style-name="Standard">тому що біблія нараховує безліч до</text:p>
      <text:p text:style-name="Standard">102 000 000</text:p>
      <text:p text:style-name="Standard">10 000 помножити на 10 000</text:p>
      <text:p text:style-name="Standard">і тисячі тисяч, це 102 000</text:p>
      <text:p text:style-name="Standard">це досить великий натовп, якщо ніхто не міг порахувати</text:p>
      <text:p text:style-name="Standard">і це всіх видів</text:p>
      <text:p text:style-name="Standard">всі нації всі люди</text:p>
      <text:p text:style-name="Standard">всі мови</text:p>
      <text:p text:style-name="Standard">це велика група, тому що це кожен віруючий</text:p>
      <text:p text:style-name="Standard">хто коли-небудь жив добре</text:p>
      <text:p text:style-name="Standard">і тут написано</text:p>
      <text:p text:style-name="Standard">що це за білі хробаки</text:p>
      <text:p text:style-name="Standard">і звідки вони прийшли, і я сказав йому</text:p>
      <text:p text:style-name="Standard">сер, ви знаєте</text:p>
      <text:p text:style-name="Standard">привіт, ти скажи мені</text:p>
      <text:p text:style-name="Standard">сказав він мені</text:p>
      <text:p text:style-name="Standard">це вірно, я просто пожартував, я знаю там</text:p>
      <text:p text:style-name="Standard">це ті, що прийшли від великого горя</text:p>
      <text:p text:style-name="Standard">і випрали свої шати</text:p>
      <text:p text:style-name="Standard"><text:soft-page-break/>і зробив їх білими в крові</text:p>
      <text:p text:style-name="Standard">ягняти</text:p>
      <text:p text:style-name="Standard">тому вони перед престолом Бога</text:p>
      <text:p text:style-name="Standard">і служи йому день і ніч у храмі його</text:p>
      <text:p text:style-name="Standard">і той, хто сидить на престолі, повинен жити серед них</text:p>
      <text:p text:style-name="Standard">вони більше не будуть ні голодувати, ні спраглити</text:p>
      <text:p text:style-name="Standard">ані сонце не світить на них, ані ніяка спека</text:p>
      <text:p text:style-name="Standard">для ягняти, що посередині престолу</text:p>
      <text:p text:style-name="Standard">буде їх годувати і водити</text:p>
      <text:p text:style-name="Standard">і Бог зітре всі сльози з їхніх очей</text:p>
      <text:p text:style-name="Standard">Розділ восьмий починається зі слова</text:p>
      <text:p text:style-name="Standard">і</text:p>
      <text:p text:style-name="Standard">коли він відкрив сьому печатку</text:p>
      <text:p text:style-name="Standard">тому ми бачимо тут хронологію від шостої печатки</text:p>
      <text:p text:style-name="Standard">до сьомої печатки</text:p>
      <text:p text:style-name="Standard">і коли Він відкрив сьому печатку</text:p>
      <text:p text:style-name="Standard">була тиша на небі про простір</text:p>
      <text:p text:style-name="Standard">півгодини, цікаво, що Бог дає нам цей час</text:p>
      <text:p text:style-name="Standard">всього півгодини</text:p>
      <text:p text:style-name="Standard">в той же день</text:p>
      <text:p text:style-name="Standard">всього півгодини</text:p>
      <text:p text:style-name="Standard">каже він, і я побачив сім ангелів</text:p>
      <text:p text:style-name="Standard">які стояли перед Богом, і дано їм сім сурем</text:p>
      <text:p text:style-name="Standard">і інший ангел прийшов і став біля жертовника</text:p>
      <text:p text:style-name="Standard">маючи золотого цензора</text:p>
      <text:p text:style-name="Standard">і було дано йому багато ладану</text:p>
      <text:p text:style-name="Standard">щоб він приніс її молитвами всіх святих</text:p>
      <text:p text:style-name="Standard">на золотому вівтарі, який був перед престолом</text:p>
      <text:p text:style-name="Standard">і дим кадила, що приходив</text:p>
      <text:p text:style-name="Standard">з молитвами святих вознісся</text:p>
      <text:p text:style-name="Standard">перед Богом з руки ангелів</text:p>
      <text:p text:style-name="Standard">і ангел взяв цензор і наповнив його</text:p>
      <text:p text:style-name="Standard">вогнем жертовника</text:p>
      <text:p text:style-name="Standard">і кинув його на землю</text:p>
      <text:p text:style-name="Standard">тож це вогонь, що падає з неба</text:p>
      <text:p text:style-name="Standard">і сім ангелів, що мали сім</text:p>
      <text:p text:style-name="Standard">і були голоси та громи</text:p>
      <text:p text:style-name="Standard">блискавка і землетрус</text:p>
      <text:p text:style-name="Standard">і сім ангелів, що мали сім сурем</text:p>
      <text:p text:style-name="Standard">підготувалися до звуку</text:p>
      <text:p text:style-name="Standard">перший ангел засурмив, а потім град</text:p>
      <text:p text:style-name="Standard">і вогонь, змішаний з кров'ю</text:p>
      <text:p text:style-name="Standard">і вони були кинуті на землю</text:p>
      <text:p text:style-name="Standard">і третя частина дерев згоріла</text:p>
      <text:p text:style-name="Standard">і вся зелена трава згоріла</text:p>
      <text:p text:style-name="Standard">ось ти ображаєш дерева</text:p>
      <text:p text:style-name="Standard">подивіться на другу сурму</text:p>
      <text:p text:style-name="Standard">— каже, і засурмив другий ангел</text:p>
      <text:p text:style-name="Standard">і ніби велика гора, що палає вогнем</text:p>
      <text:p text:style-name="Standard"><text:soft-page-break/>тепер слово як би</text:p>
      <text:p text:style-name="Standard">тут важливо</text:p>
      <text:p text:style-name="Standard">завжди, коли Біблія каже</text:p>
      <text:p text:style-name="Standard">як воно було</text:p>
      <text:p text:style-name="Standard">ми сказали б нашою сучасною народною мовою</text:p>
      <text:p text:style-name="Standard">ніби це було</text:p>
      <text:p text:style-name="Standard">це в основному використання метафори</text:p>
      <text:p text:style-name="Standard">це не буквальна гора</text:p>
      <text:p text:style-name="Standard">що було вкинуто</text:p>
      <text:p text:style-name="Standard">там сказано, що так було</text:p>
      <text:p text:style-name="Standard">гора, що горить вогнем</text:p>
      <text:p text:style-name="Standard">просто щоб ви знали цей термін</text:p>
      <text:p text:style-name="Standard">сказав він, ніби це була велика гора</text:p>
      <text:p text:style-name="Standard">горить вогнем</text:p>
      <text:p text:style-name="Standard">було кинуто в море</text:p>
      <text:p text:style-name="Standard">там згадано твою травму моря</text:p>
      <text:p text:style-name="Standard">і третя частина моря</text:p>
      <text:p text:style-name="Standard">стала кров'ю так, що третина моря</text:p>
      <text:p text:style-name="Standard">стає кров'ю і третьою частиною створінь</text:p>
      <text:p text:style-name="Standard">які були в морі і мали життя</text:p>
      <text:p text:style-name="Standard">і третя частина кораблів була знищена</text:p>
      <text:p text:style-name="Standard">третій ангел гукає</text:p>
      <text:p text:style-name="Standard">прісна вода отруюється і стає теплою</text:p>
      <text:p text:style-name="Standard">я б просто продув це вдруге</text:p>
      <text:p text:style-name="Standard">четвертий ангел озвучує сонце і місяць</text:p>
      <text:p text:style-name="Standard">і зірки вражені</text:p>
      <text:p text:style-name="Standard">і вони сяють лише в певний час</text:p>
      <text:p text:style-name="Standard">в день</text:p>
      <text:p text:style-name="Standard">але подивіться на вірш 13, і я побачив і почув ангела</text:p>
      <text:p text:style-name="Standard">летить посеред неба, кажучи гучним голосом</text:p>
      <text:p text:style-name="Standard">горе, горе, горе</text:p>
      <text:p text:style-name="Standard">до жителів землі</text:p>
      <text:p text:style-name="Standard">через інші голоси</text:p>
      <text:p text:style-name="Standard">труби трьох ангелів</text:p>
      <text:p text:style-name="Standard">які ще мають прозвучати</text:p>
      <text:p text:style-name="Standard">а потім останні три сурми ще гірші</text:p>
      <text:p text:style-name="Standard">набагато гірше перших чотирьох</text:p>
      <text:p text:style-name="Standard">стає тільки гірше</text:p>
      <text:p text:style-name="Standard">Я маю на увазі, що Бог виливає свій гнів</text:p>
      <text:p text:style-name="Standard">в крайній спосіб</text:p>
      <text:p text:style-name="Standard">Ви бачите, що Біблія дуже чітка</text:p>
      <text:p text:style-name="Standard">поверніться назад, бо ми бачили тут</text:p>
      <text:p text:style-name="Standard">в Одкровенні 6</text:p>
      <text:p text:style-name="Standard">ми бачили життя, голод, війни</text:p>
      <text:p text:style-name="Standard">чума, звір земний</text:p>
      <text:p text:style-name="Standard">антихриста</text:p>
      <text:p text:style-name="Standard">людей вбивають за слово Боже</text:p>
      <text:p text:style-name="Standard">ми все це бачили</text:p>
      <text:p text:style-name="Standard">потім ми побачили звук сурми</text:p>
      <text:p text:style-name="Standard"><text:soft-page-break/>сонце і місяць темніють</text:p>
      <text:p text:style-name="Standard">і всі ці різні речі</text:p>
      <text:p text:style-name="Standard">натовп з'являється на небі</text:p>
      <text:p text:style-name="Standard">той же день минає півгодини</text:p>
      <text:p text:style-name="Standard">Бог виливає свій гнів</text:p>
      <text:p text:style-name="Standard">поверніться до Матвія 24, якщо хочете</text:p>
      <text:p text:style-name="Standard">маючи це на увазі</text:p>
      <text:p text:style-name="Standard">тепер згадайте наших диспенсаційних друзів-сіоністів</text:p>
      <text:p text:style-name="Standard">розмовляючи з євреями в Матвія 24</text:p>
      <text:p text:style-name="Standard">чому б нам просто не посміхнутися з ними на хвилинку</text:p>
      <text:p text:style-name="Standard">Я знаю, що це безглуздо</text:p>
      <text:p text:style-name="Standard">Я знаю, що це смішно</text:p>
      <text:p text:style-name="Standard">Я знаю, що це не має сенсу говорити</text:p>
      <text:p text:style-name="Standard">що він розмовляє з Джеррі Сайнфельдом і Джеффом Голдблюмом</text:p>
      <text:p text:style-name="Standard">і Річард Драйфус, і всі ці інші євреї</text:p>
      <text:p text:style-name="Standard">які не вірять у Христа</text:p>
      <text:p text:style-name="Standard">або навіть якщо мова йде про євреїв, які вірять у Христа</text:p>
      <text:p text:style-name="Standard">давайте розсмішити їх</text:p>
      <text:p text:style-name="Standard">і сказати, що мова йде про євреїв</text:p>
      <text:p text:style-name="Standard">Гаразд</text:p>
      <text:p text:style-name="Standard">це справді змінює факт</text:p>
      <text:p text:style-name="Standard">що у вірші 29 подивіться на Матвія 24</text:p>
      <text:p text:style-name="Standard">на чому наші диспенсаційні окуляри</text:p>
      <text:p text:style-name="Standard">наш сіонізм</text:p>
      <text:p text:style-name="Standard">Єврей на секунду поклоняється окулярам</text:p>
      <text:p text:style-name="Standard">давайте одягнемо їх на хвилину</text:p>
      <text:p text:style-name="Standard">і давайте прочитаємо</text:p>
      <text:p text:style-name="Standard">вірш 29</text:p>
      <text:p text:style-name="Standard">відразу після скорботи тих днів</text:p>
      <text:p text:style-name="Standard">Сонце затьмариться, і місяць не світить своїм</text:p>
      <text:p text:style-name="Standard">і зірки впадуть з неба</text:p>
      <text:p text:style-name="Standard">і сили небесні похитнуться</text:p>
      <text:p text:style-name="Standard">незалежно від того, хто це розмовляє з моїм другом</text:p>
      <text:p text:style-name="Standard">навіть якщо це розмова з євреями</text:p>
      <text:p text:style-name="Standard">це не змінює того факту, що сонце і місяць</text:p>
      <text:p text:style-name="Standard">не затьмарені до закінчення скорботи</text:p>
      <text:p text:style-name="Standard">і це не змінює того факту, що Божий гнів</text:p>
      <text:p text:style-name="Standard">виливається лише після</text:p>
      <text:p text:style-name="Standard">сонце і місяць потемніли</text:p>
      <text:p text:style-name="Standard">в Одкровенні 6-7-8</text:p>
      <text:p text:style-name="Standard">і тому незалежно від того, чи це говорить</text:p>
      <text:p text:style-name="Standard">до євреїв чи язичників</text:p>
      <text:p text:style-name="Standard">або кого вони намагаються сказати</text:p>
      <text:p text:style-name="Standard">це не змінює того факту, що Божий гнів</text:p>
      <text:p text:style-name="Standard">прийде тільки після скорботи</text:p>
      <text:p text:style-name="Standard">і все ж вони намагаються змішати</text:p>
      <text:p text:style-name="Standard">два</text:p>
      <text:p text:style-name="Standard">і скажіть, що віруючі не пройдуть через скорботу</text:p>
      <text:p text:style-name="Standard">тому що Бог не хотів би виливати свій гнів на власний народ</text:p>
      <text:p text:style-name="Standard"><text:soft-page-break/>зачекайте, люди</text:p>
      <text:p text:style-name="Standard">неважливо, як ти це читаєш</text:p>
      <text:p text:style-name="Standard">ви не можете змінити факт</text:p>
      <text:p text:style-name="Standard">що сонце і місяць потемніли</text:p>
      <text:p text:style-name="Standard">після скорботи</text:p>
      <text:p text:style-name="Standard">і що сонце і місяць потемніли</text:p>
      <text:p text:style-name="Standard">перш ніж Бог виллє свій гнів</text:p>
      <text:p text:style-name="Standard">тому що він каже боляче від землі</text:p>
      <text:p text:style-name="Standard">ані дерева</text:p>
      <text:p text:style-name="Standard">коли сонце і місяць затемнені</text:p>
      <text:p text:style-name="Standard">вони кажуть, що настав великий день його гніву</text:p>
      <text:p text:style-name="Standard">і хто зможе встояти</text:p>
      <text:p text:style-name="Standard">нічого не змінює</text:p>
      <text:p text:style-name="Standard">це те саме, якщо перегорнути Луки 17</text:p>
      <text:p text:style-name="Standard">Лука 17 розділ</text:p>
      <text:p text:style-name="Standard">це перший розділ, до якого ви збираєтеся прийти</text:p>
      <text:p text:style-name="Standard">це дійсно входить у деталі</text:p>
      <text:p text:style-name="Standard">друге пришестя Ісуса Христа</text:p>
      <text:p text:style-name="Standard">ви знайдете це в Матвія 24</text:p>
      <text:p text:style-name="Standard">але якщо ви хотіли знайти вперше</text:p>
      <text:p text:style-name="Standard">що Ісус згадує</text:p>
      <text:p text:style-name="Standard">друге пришестя</text:p>
      <text:p text:style-name="Standard">хронологічно</text:p>
      <text:p text:style-name="Standard">це буде Лука 17</text:p>
      <text:p text:style-name="Standard">незважаючи на те, що Лука 17 йде пізніше у вашому читанні Біблії</text:p>
      <text:p text:style-name="Standard">Луки 17 перед</text:p>
      <text:p text:style-name="Standard">Від Матвія 24 хронологічно</text:p>
      <text:p text:style-name="Standard">тому що Лука 17</text:p>
      <text:p text:style-name="Standard">до Луки 21</text:p>
      <text:p text:style-name="Standard">і Луки 21 збігається з Матвієм 24</text:p>
      <text:p text:style-name="Standard">у часовій шкалі служіння Ісуса на колі</text:p>
      <text:p text:style-name="Standard">тому Лука 17 є першим разом</text:p>
      <text:p text:style-name="Standard">він майже вводить це поняття</text:p>
      <text:p text:style-name="Standard">своїм учням цей звіт у Біблії</text:p>
      <text:p text:style-name="Standard">сказано у вірші номер</text:p>
      <text:p text:style-name="Standard">22</text:p>
      <text:p text:style-name="Standard">і сказав він своїм учням</text:p>
      <text:p text:style-name="Standard">прийдуть дні, коли ти побачиш</text:p>
      <text:p text:style-name="Standard">коли ти забажаєш побачити один із днів сонця людського</text:p>
      <text:p text:style-name="Standard">і ти цього не побачиш</text:p>
      <text:p text:style-name="Standard">і скажуть тобі</text:p>
      <text:p text:style-name="Standard">дивіться тут або дивіться там</text:p>
      <text:p text:style-name="Standard">не йдіть за ними і не слідуйте за ними</text:p>
      <text:p text:style-name="Standard">але освітліть його з однієї частини під небом</text:p>
      <text:p text:style-name="Standard">світиться під іншою частиною</text:p>
      <text:p text:style-name="Standard">мені шкода</text:p>
      <text:p text:style-name="Standard">світить під іншою частиною під небом</text:p>
      <text:p text:style-name="Standard">так само буде сонце людини в його</text:p>
      <text:p text:style-name="Standard">день</text:p>
      <text:p text:style-name="Standard"><text:soft-page-break/>це день Христа</text:p>
      <text:p text:style-name="Standard">також відомий як день Господній</text:p>
      <text:p text:style-name="Standard">він каже, що так буде сонце людини в її день</text:p>
      <text:p text:style-name="Standard">але спочатку він мусить багато вистраждати</text:p>
      <text:p text:style-name="Standard">і бути відкинутим цим поколінням</text:p>
      <text:p text:style-name="Standard">і як це було за днів Ноя</text:p>
      <text:p text:style-name="Standard">так буде й за днів сонця людського</text:p>
      <text:p text:style-name="Standard">вони їли</text:p>
      <text:p text:style-name="Standard">вони випили</text:p>
      <text:p text:style-name="Standard">вони одружилися</text:p>
      <text:p text:style-name="Standard">їх видавали заміж до дня</text:p>
      <text:p text:style-name="Standard">що Ной увійшов до ковчега</text:p>
      <text:p text:style-name="Standard">і прийшов потоп і знищив їх усіх</text:p>
      <text:p text:style-name="Standard">так само, як це було в дні</text:p>
      <text:p text:style-name="Standard">Багато вони їли</text:p>
      <text:p text:style-name="Standard">вони випили</text:p>
      <text:p text:style-name="Standard">вони купили</text:p>
      <text:p text:style-name="Standard">вони продали свої заводи і побудували їх</text:p>
      <text:p text:style-name="Standard">але того ж дня</text:p>
      <text:p text:style-name="Standard">дивіться це зараз</text:p>
      <text:p text:style-name="Standard">того самого дня, що й Лот</text:p>
      <text:p text:style-name="Standard">вийшов із Содому</text:p>
      <text:p text:style-name="Standard">Лот залишив Содом</text:p>
      <text:p text:style-name="Standard">того ж дня</text:p>
      <text:p text:style-name="Standard">вогонь і сірку висипали</text:p>
      <text:p text:style-name="Standard">на місто</text:p>
      <text:p text:style-name="Standard">того самого дня, коли ангели Божі</text:p>
      <text:p text:style-name="Standard">прийди і забери нас із цієї землі</text:p>
      <text:p text:style-name="Standard">того ж дня вогонь і сірка</text:p>
      <text:p text:style-name="Standard">зійде з небес</text:p>
      <text:p text:style-name="Standard">це те, що там написано</text:p>
      <text:p text:style-name="Standard">бачите багато людей скажуть добре</text:p>
      <text:p text:style-name="Standard">це буде так, як це було за днів Лота</text:p>
      <text:p text:style-name="Standard">це означає, що всі будуть гомосексуалістами</text:p>
      <text:p text:style-name="Standard">тому що всі в Содомі були майже гоміками</text:p>
      <text:p text:style-name="Standard">але це не те, що він сказав</text:p>
      <text:p text:style-name="Standard">це буде як у дні Лота</text:p>
      <text:p text:style-name="Standard">в тому сенсі, що</text:p>
      <text:p text:style-name="Standard">так як</text:p>
      <text:p text:style-name="Standard">Бог витягнув свій народ</text:p>
      <text:p text:style-name="Standard">прямо перед тим, як вогонь і сірка впали з неба</text:p>
      <text:p text:style-name="Standard">те ж саме станеться в день</text:p>
      <text:p text:style-name="Standard">прихід Сина Людського</text:p>
      <text:p text:style-name="Standard">через півгодини вогонь і сірка з неба</text:p>
      <text:p text:style-name="Standard">як Ной</text:p>
      <text:p text:style-name="Standard">Ной потрапив у ковчег</text:p>
      <text:p text:style-name="Standard">того самого дня, коли почався дощ</text:p>
      <text:p text:style-name="Standard">лився суд від Бога</text:p>
      <text:p text:style-name="Standard">спочатку у вигляді води</text:p>
      <text:p text:style-name="Standard"><text:soft-page-break/>Бог пообіцяв, що ніколи не знищить землю водою</text:p>
      <text:p text:style-name="Standard">наступного разу буде вогнем</text:p>
      <text:p text:style-name="Standard">це спрацює</text:p>
      <text:p text:style-name="Standard">але він дав цю обіцянку</text:p>
      <text:p text:style-name="Standard">він просто не хотів хвилюватися</text:p>
      <text:p text:style-name="Standard">кожного разу, коли починається дощ</text:p>
      <text:p text:style-name="Standard">ось ми повторюємо те, що ми робимо зараз</text:p>
      <text:p text:style-name="Standard">так</text:p>
      <text:p text:style-name="Standard">в основному дав цьому знак веселки</text:p>
      <text:p text:style-name="Standard">що в основному дивовижно, як найбільше</text:p>
      <text:p text:style-name="Standard">злих, безбожних і брудних людей у цьому світі</text:p>
      <text:p text:style-name="Standard">використовувати веселку як свій символ</text:p>
      <text:p text:style-name="Standard">тому що я вважаю, що це символ</text:p>
      <text:p text:style-name="Standard">Бог не знищить нас знову</text:p>
      <text:p text:style-name="Standard">він знищить тебе, друже</text:p>
      <text:p text:style-name="Standard">це буде з вогнем і сіркою з неба</text:p>
      <text:p text:style-name="Standard">але він такий же, як і з Содомом і Гоморрою</text:p>
      <text:p text:style-name="Standard">ти бачиш Біблію</text:p>
      <text:p text:style-name="Standard">навчає цього</text:p>
      <text:p text:style-name="Standard">і, до речі, в Ісаї 13</text:p>
      <text:p text:style-name="Standard">чи помітили ви, що день Господній порівнюють із Содомом і Гоморрою</text:p>
      <text:p text:style-name="Standard">прочитайте ще раз</text:p>
      <text:p text:style-name="Standard">і в твій час я можу повернутися</text:p>
      <text:p text:style-name="Standard">коли я прочитав це на початку служби</text:p>
      <text:p text:style-name="Standard">він сказав, що це буде як коли Бог</text:p>
      <text:p text:style-name="Standard">повалив Содом і вогонь і сірку</text:p>
      <text:p text:style-name="Standard">ось яким буде день Господній</text:p>
      <text:p text:style-name="Standard">це буде схоже на це</text:p>
      <text:p text:style-name="Standard">бо він литиме вогонь і сірку</text:p>
      <text:p text:style-name="Standard">ви бачите Біблію, а потім продовжуєте читати тут</text:p>
      <text:p text:style-name="Standard">це чудовий уривок</text:p>
      <text:p text:style-name="Standard">він говорить</text:p>
      <text:p text:style-name="Standard">того дня той, хто буде на</text:p>
      <text:p text:style-name="Standard">будинок верх і його речі в будинок нехай його</text:p>
      <text:p text:style-name="Standard">не спустився, щоб забрати його</text:p>
      <text:p text:style-name="Standard">а хто на полі, хай також не повертається назад</text:p>
      <text:p text:style-name="Standard">пам'ятайте про дружину Лота</text:p>
      <text:p text:style-name="Standard">кожен, хто намагатиметься врятувати своє життя, втратить його</text:p>
      <text:p text:style-name="Standard">і кожен, хто втратить своє життя, збереже його</text:p>
      <text:p text:style-name="Standard">Я кажу вам, що в ту ніч буде</text:p>
      <text:p text:style-name="Standard">двоє чоловіків в одному ліжку</text:p>
      <text:p text:style-name="Standard">один візьметься, а другий залишиться</text:p>
      <text:p text:style-name="Standard">дві жінки знову будуть молоти</text:p>
      <text:p text:style-name="Standard">а інший залишив</text:p>
      <text:p text:style-name="Standard">це звучить так, ніби захоплення тільки я</text:p>
      <text:p text:style-name="Standard">двоє будуть на полі</text:p>
      <text:p text:style-name="Standard">один візьметься, а другий залишиться</text:p>
      <text:p text:style-name="Standard">і вони відповіли і сказали йому, де Господь</text:p>
      <text:p text:style-name="Standard">і він сказав їм, де таке тіло</text:p>
      <text:p text:style-name="Standard"><text:soft-page-break/>що там зберуться орли</text:p>
      <text:p text:style-name="Standard">Ви бачите, зауважте, як він сказав того дня</text:p>
      <text:p text:style-name="Standard">а потім кількома віршами пізніше він сказав тієї ночі</text:p>
      <text:p text:style-name="Standard">він сказав, як це може статися</text:p>
      <text:p text:style-name="Standard">і вдень і вночі</text:p>
      <text:p text:style-name="Standard">бо земля кругла</text:p>
      <text:p text:style-name="Standard">і є часові пояси</text:p>
      <text:p text:style-name="Standard">і тому, коли Ісус Христос повернеться</text:p>
      <text:p text:style-name="Standard">це буде вдень</text:p>
      <text:p text:style-name="Standard">десь люди будуть шліфувати посередині</text:p>
      <text:p text:style-name="Standard">це буде вдень</text:p>
      <text:p text:style-name="Standard">в інших місцях світу це буде ніч</text:p>
      <text:p text:style-name="Standard">вони будуть лежати в ліжку</text:p>
      <text:p text:style-name="Standard">одного візьмуть, а другого залишать</text:p>
      <text:p text:style-name="Standard">і тому цікаво, що Біблія це передбачила</text:p>
      <text:p text:style-name="Standard">Ви знаєте, коли багато людей вважали світ плоским</text:p>
      <text:p text:style-name="Standard">Тут Бог бачить, що може бути день і ніч водночас</text:p>
      <text:p text:style-name="Standard">в різних частинах і буде</text:p>
      <text:p text:style-name="Standard">це має бути день і ніч</text:p>
      <text:p text:style-name="Standard">в різних місцях, коли відбувається якась подія</text:p>
      <text:p text:style-name="Standard">і так це в Луки 17</text:p>
      <text:p text:style-name="Standard">перегорніть до Марка 13, якщо хочете</text:p>
      <text:p text:style-name="Standard">розумієш</text:p>
      <text:p text:style-name="Standard">чотири євангелія</text:p>
      <text:p text:style-name="Standard">Я вірю, що це серце і душа Біблії</text:p>
      <text:p text:style-name="Standard">тепер усе священне писання</text:p>
      <text:p text:style-name="Standard">дається Божим натхненням</text:p>
      <text:p text:style-name="Standard">і є вигідним для доктрини</text:p>
      <text:p text:style-name="Standard">для докору, для виправлення, для повчання</text:p>
      <text:p text:style-name="Standard">праведність, щоб Божа людина була досконала</text:p>
      <text:p text:style-name="Standard">справді створений для всіх добрих справ</text:p>
      <text:p text:style-name="Standard">але дозволь мені сказати тобі дещо</text:p>
      <text:p text:style-name="Standard">все перед чотирма Євангеліями насправді вказує на</text:p>
      <text:p text:style-name="Standard">Ісус Христос і все після</text:p>
      <text:p text:style-name="Standard">це ніби оглядаючись на Ісуса Христа</text:p>
      <text:p text:style-name="Standard">справді суть Біблії - Ісус Христос</text:p>
      <text:p text:style-name="Standard">смерть, поховання і воскресіння</text:p>
      <text:p text:style-name="Standard">це насправді все повідомлення</text:p>
      <text:p text:style-name="Standard">і насправді чотири Євангелія</text:p>
      <text:p text:style-name="Standard">Я відчуваю і це лише моя особиста думка</text:p>
      <text:p text:style-name="Standard">це м'ясо та картопля з біблії</text:p>
      <text:p text:style-name="Standard">це моя улюблена частина Біблії</text:p>
      <text:p text:style-name="Standard">Матвій, Марк, Лука та Іван</text:p>
      <text:p text:style-name="Standard">Я маю на увазі, що це саме там</text:p>
      <text:p text:style-name="Standard">Я вірю і просто бачу</text:p>
      <text:p text:style-name="Standard">всі ці вчення в чотирьох Євангеліях</text:p>
      <text:p text:style-name="Standard">Ісуса Христа</text:p>
      <text:p text:style-name="Standard">про друге пришестя і це просто так ясно</text:p>
      <text:p text:style-name="Standard">здається, він просто виклав це</text:p>
      <text:p text:style-name="Standard"><text:soft-page-break/>Я маю на увазі, що він Ісус, ви знаєте, що він це проповідує</text:p>
      <text:p text:style-name="Standard">він викладає його своїм учням</text:p>
      <text:p text:style-name="Standard">для тих, що на засічках</text:p>
      <text:p text:style-name="Standard">і тому я вважаю це безглуздим</text:p>
      <text:p text:style-name="Standard">просто ігнорувати чотири Євангелія</text:p>
      <text:p text:style-name="Standard">коли так багато згадок про друге пришестя</text:p>
      <text:p text:style-name="Standard">і вони повторного одкровення</text:p>
      <text:p text:style-name="Standard">і коментар</text:p>
      <text:p text:style-name="Standard">повторне одкровення в чотирьох Євангеліях</text:p>
      <text:p text:style-name="Standard">це має бути ваш коментар</text:p>
      <text:p text:style-name="Standard">нехай Ісус буде вашим коментатором книги Об’явлення</text:p>
      <text:p text:style-name="Standard">подивіться на Марка 13</text:p>
      <text:p text:style-name="Standard">це сказано в 13-му розділі Марка</text:p>
      <text:p text:style-name="Standard">ми не будемо читати все</text:p>
      <text:p text:style-name="Standard">просто заради часу</text:p>
      <text:p text:style-name="Standard">але він каже у вірші 19</text:p>
      <text:p text:style-name="Standard">бо в ті дні буде</text:p>
      <text:p text:style-name="Standard">страждання</text:p>
      <text:p text:style-name="Standard">такого, якого не було від початку</text:p>
      <text:p text:style-name="Standard">творіння, яке створив Бог</text:p>
      <text:p text:style-name="Standard">протягом цього часу не буде</text:p>
      <text:p text:style-name="Standard">пам'ятайте, що Метью сказав те саме</text:p>
      <text:p text:style-name="Standard">хіба що замість слова страждання він використав</text:p>
      <text:p text:style-name="Standard">слово горе</text:p>
      <text:p text:style-name="Standard">це говорить в крім того, що Господь</text:p>
      <text:p text:style-name="Standard">скоротив ті дні</text:p>
      <text:p text:style-name="Standard">жодна плоть не повинна бути збережена</text:p>
      <text:p text:style-name="Standard">але заради вибраних, яких Він вибрав</text:p>
      <text:p text:style-name="Standard">він скоротив дні</text:p>
      <text:p text:style-name="Standard">і тоді, якщо хто скаже вам</text:p>
      <text:p text:style-name="Standard">ось Христос або ось він там</text:p>
      <text:p text:style-name="Standard">Хочеш - вір, хочеш - ні</text:p>
      <text:p text:style-name="Standard">бо воскреснуть лжеХристос і лжепророки</text:p>
      <text:p text:style-name="Standard">і покажуть ознаки та чудеса</text:p>
      <text:p text:style-name="Standard">спокусити, якби це було можливо</text:p>
      <text:p text:style-name="Standard">навіть обрані</text:p>
      <text:p text:style-name="Standard">так чи можна спокусити обранця</text:p>
      <text:p text:style-name="Standard">немає</text:p>
      <text:p text:style-name="Standard">сказав, що якби це було можливо, вони б це зробили</text:p>
      <text:p text:style-name="Standard">тому що вони такі гладкі, але не можуть</text:p>
      <text:p text:style-name="Standard">але будьте уважні</text:p>
      <text:p text:style-name="Standard">ось я передрік тобі все</text:p>
      <text:p text:style-name="Standard">але в ті дні після тієї скорботи</text:p>
      <text:p text:style-name="Standard">сонце</text:p>
      <text:p text:style-name="Standard">потемніє і місяць</text:p>
      <text:p text:style-name="Standard">не дасть їй світла й зірок</text:p>
      <text:p text:style-name="Standard">з неба впадуть і сили</text:p>
      <text:p text:style-name="Standard">що на небі, захитаються</text:p>
      <text:p text:style-name="Standard">і тоді вони побачать сина людського</text:p>
      <text:p text:style-name="Standard"><text:soft-page-break/>приходить у хмарах з великою силою</text:p>
      <text:p text:style-name="Standard">і славу, і тоді він пошле своїх ангелів</text:p>
      <text:p text:style-name="Standard">і збере своїх вибраних</text:p>
      <text:p text:style-name="Standard">з передніх вітрів з</text:p>
      <text:p text:style-name="Standard">крайня частина землі</text:p>
      <text:p text:style-name="Standard">до крайньої частини небес</text:p>
      <text:p text:style-name="Standard">тепер вивчіть притчу про фігове дерево</text:p>
      <text:p text:style-name="Standard">коли його відділення</text:p>
      <text:p text:style-name="Standard">ще ніжний і розпустив листя</text:p>
      <text:p text:style-name="Standard">ти знаєш що літо близько</text:p>
      <text:p text:style-name="Standard">так і ви, коли побачите</text:p>
      <text:p text:style-name="Standard">Ці речі</text:p>
      <text:p text:style-name="Standard">коли ти побачиш ці речі</text:p>
      <text:p text:style-name="Standard">він говорить про те, що сонце й місяць потемніли</text:p>
      <text:p text:style-name="Standard">він каже</text:p>
      <text:p text:style-name="Standard">знайте, що вже близько навіть у дверях</text:p>
      <text:p text:style-name="Standard">істинно кажу вам, що це покоління</text:p>
      <text:p text:style-name="Standard">не пройде, поки все це не станеться</text:p>
      <text:p text:style-name="Standard">небо й земля проминуть</text:p>
      <text:p text:style-name="Standard">але моє слово не минеться</text:p>
      <text:p text:style-name="Standard">але того дня й тієї години</text:p>
      <text:p text:style-name="Standard">не знає жодної людини</text:p>
      <text:p text:style-name="Standard">ангели, що на небі</text:p>
      <text:p text:style-name="Standard">не син, а батько</text:p>
      <text:p text:style-name="Standard">пильнуйте і моліться</text:p>
      <text:p text:style-name="Standard">бо ви не знаєте, коли настане час</text:p>
      <text:p text:style-name="Standard">зараз</text:p>
      <text:p text:style-name="Standard">чи правильно встати і сказати</text:p>
      <text:p text:style-name="Standard">захоплення приходить раніше</text:p>
      <text:p text:style-name="Standard">скорбота</text:p>
      <text:p text:style-name="Standard">тепер насправді це пряме протиріччя</text:p>
      <text:p text:style-name="Standard">Біблії</text:p>
      <text:p text:style-name="Standard">піднесення до скорботи</text:p>
      <text:p text:style-name="Standard">немає</text:p>
      <text:p text:style-name="Standard">неминуче повернення Христа</text:p>
      <text:p text:style-name="Standard">він міг прийти будь-якої миті</text:p>
      <text:p text:style-name="Standard">він міг прийти ще до того, як слуга закінчився</text:p>
      <text:p text:style-name="Standard">і насправді</text:p>
      <text:p text:style-name="Standard">ми знову проходимо повз літак</text:p>
      <text:p text:style-name="Standard">тому що тобі не потрібні гроші</text:p>
      <text:p text:style-name="Standard">вам не потрібна плата за будинок</text:p>
      <text:p text:style-name="Standard">Вам не потрібно платити за автомобіль</text:p>
      <text:p text:style-name="Standard">він приходить</text:p>
      <text:p text:style-name="Standard">покладіть руку на екран</text:p>
      <text:p text:style-name="Standard">якщо ви пожертвуєте</text:p>
      <text:p text:style-name="Standard">777 доларів США</text:p>
      <text:p text:style-name="Standard">бережи вас Бог</text:p>
      <text:p text:style-name="Standard">подивіться, ви не можете прийти до кінця цієї служби</text:p>
      <text:p text:style-name="Standard">тому що спочатку буде горе</text:p>
      <text:p text:style-name="Standard"><text:soft-page-break/>на відміну від того, якого світ ще бачив</text:p>
      <text:p text:style-name="Standard">тоді людей вбиватимуть за справу Христа</text:p>
      <text:p text:style-name="Standard">і за винятком тих днів слід скоротити</text:p>
      <text:p text:style-name="Standard">не слід рятувати плоть</text:p>
      <text:p text:style-name="Standard">але для обраних, спасенних, ті дні будуть скорочені</text:p>
      <text:p text:style-name="Standard">якщо план диявола</text:p>
      <text:p text:style-name="Standard">таємниця беззаконня</text:p>
      <text:p text:style-name="Standard">антихрист і дракон</text:p>
      <text:p text:style-name="Standard">змогли здійснити свої плани</text:p>
      <text:p text:style-name="Standard">і просто продовжуйте це робити</text:p>
      <text:p text:style-name="Standard">в кінцевому підсумку всі християни будуть убиті</text:p>
      <text:p text:style-name="Standard">він ось що він сказав</text:p>
      <text:p text:style-name="Standard">але він сказав, що для обраних врятовані ті дні будуть скорочені</text:p>
      <text:p text:style-name="Standard">і він витерпів би до кінця</text:p>
      <text:p text:style-name="Standard">і до 13 він це витримає</text:p>
      <text:p text:style-name="Standard">до кінця буде спасенний</text:p>
      <text:p text:style-name="Standard">якщо ви можете витримати це горе</text:p>
      <text:p text:style-name="Standard">і, до речі, він сказав, що ніхто не врятується</text:p>
      <text:p text:style-name="Standard">це не те, що ти врятований, як</text:p>
      <text:p text:style-name="Standard">Мене врятували</text:p>
      <text:p text:style-name="Standard">він розмовляє з людьми, які вже врятовані</text:p>
      <text:p text:style-name="Standard">кажучи, якщо ви витримаєте в кінці скорботи</text:p>
      <text:p text:style-name="Standard">вас доставлять</text:p>
      <text:p text:style-name="Standard">ти будеш врятований захопленням</text:p>
      <text:p text:style-name="Standard">коли прийде Ісус Христос</text:p>
      <text:p text:style-name="Standard">і рятує вас від цього</text:p>
      <text:p text:style-name="Standard">а потім виливає свій гнів</text:p>
      <text:p text:style-name="Standard">і кладе всі ці речі</text:p>
      <text:p text:style-name="Standard">і всі ці зірки темряви</text:p>
      <text:p text:style-name="Standard">і починає мстити</text:p>
      <text:p text:style-name="Standard">кров тих, хто помер за Христа</text:p>
      <text:p text:style-name="Standard">і тих, хто був покараний</text:p>
      <text:p text:style-name="Standard">і переслідуваний невіруючими</text:p>
      <text:p text:style-name="Standard">Ви бачите, що це некоректно сказати</text:p>
      <text:p text:style-name="Standard">піднесення передує скорботі</text:p>
      <text:p text:style-name="Standard">тепер це точно</text:p>
      <text:p text:style-name="Standard">піднесення в середині скорботи</text:p>
      <text:p text:style-name="Standard">Я маю на увазі, що це точно</text:p>
      <text:p text:style-name="Standard">і люди завжди кажуть мені, що ти на середині подорожі</text:p>
      <text:p text:style-name="Standard">немає</text:p>
      <text:p text:style-name="Standard">це не</text:p>
      <text:p text:style-name="Standard">це не було сказано в середині скорботи</text:p>
      <text:p text:style-name="Standard">після скорботи тих днів</text:p>
      <text:p text:style-name="Standard">скажи, що буде</text:p>
      <text:p text:style-name="Standard">після</text:p>
      <text:p text:style-name="Standard">після</text:p>
      <text:p text:style-name="Standard">після</text:p>
      <text:p text:style-name="Standard">це після</text:p>
      <text:p text:style-name="Standard">не до, не під час, це після</text:p>
      <text:p text:style-name="Standard"><text:soft-page-break/>але ти кажеш о</text:p>
      <text:p text:style-name="Standard">люди кажуть це</text:p>
      <text:p text:style-name="Standard">чому б Ісус</text:p>
      <text:p text:style-name="Standard">спуститися в хмари</text:p>
      <text:p text:style-name="Standard">для захоплення</text:p>
      <text:p text:style-name="Standard">і вони називають це ефектом йо-йо</text:p>
      <text:p text:style-name="Standard">Я чув, як люди це кажуть</text:p>
      <text:p text:style-name="Standard">вони сказали, чому б нам не піднятися в хмари</text:p>
      <text:p text:style-name="Standard">і повернувся на білих конях</text:p>
      <text:p text:style-name="Standard">ми не спустимося на білих конях до глави 19</text:p>
      <text:p text:style-name="Standard">роки пройдуть</text:p>
      <text:p text:style-name="Standard">ти скажи добре звідки ти знаєш, що Божий гнів</text:p>
      <text:p text:style-name="Standard">на виконання знадобляться роки</text:p>
      <text:p text:style-name="Standard">бо коли засурмить перша сурма</text:p>
      <text:p text:style-name="Standard">вся трава вигоріла</text:p>
      <text:p text:style-name="Standard">пізніше ти побачиш траву</text:p>
      <text:p text:style-name="Standard">відросла</text:p>
      <text:p text:style-name="Standard">все, що вам потрібно зробити, це просто прочитати Біблію</text:p>
      <text:p text:style-name="Standard">Повстання 8 і 9</text:p>
      <text:p text:style-name="Standard">у розділі 9 знову є трава</text:p>
      <text:p text:style-name="Standard">тому що це відбувається протягом багатьох років</text:p>
      <text:p text:style-name="Standard">єдина труба</text:p>
      <text:p text:style-name="Standard">чуми сарани</text:p>
      <text:p text:style-name="Standard">займає п'ять місяців</text:p>
      <text:p text:style-name="Standard">тому ми маємо часові рамки</text:p>
      <text:p text:style-name="Standard">так що немає йо-йо і до речі</text:p>
      <text:p text:style-name="Standard">востаннє я грав з йо-йо</text:p>
      <text:p text:style-name="Standard">Я не викинув його, а потім він знову опустився</text:p>
      <text:p text:style-name="Standard">зазвичай з йо-йо</text:p>
      <text:p text:style-name="Standard">Я кинув його вниз, і він знову піднявся</text:p>
      <text:p text:style-name="Standard">тому я взагалі не розумію, як це йо-йо</text:p>
      <text:p text:style-name="Standard">але ні, цього навіть не буде</text:p>
      <text:p text:style-name="Standard">перевернуте йо-йо</text:p>
      <text:p text:style-name="Standard">тепер я знаю, що люди в усьому світі</text:p>
      <text:p text:style-name="Standard">і речі не дають мені цього</text:p>
      <text:p text:style-name="Standard">але все одно суть така</text:p>
      <text:p text:style-name="Standard">що там буде</text:p>
      <text:p text:style-name="Standard">кілька років між ними</text:p>
      <text:p text:style-name="Standard">захоплення та Ісуса</text:p>
      <text:p text:style-name="Standard">приїзд на білому коні і Армагедон</text:p>
      <text:p text:style-name="Standard">зі святими</text:p>
      <text:p text:style-name="Standard">немає питань про це</text:p>
      <text:p text:style-name="Standard">але Божий гнів прийде лише після скорботи</text:p>
      <text:p text:style-name="Standard">і на цей гнів потрібні роки</text:p>
      <text:p text:style-name="Standard">щоб Бог вилив</text:p>
      <text:p text:style-name="Standard">і як він їх знищує</text:p>
      <text:p text:style-name="Standard">потім знищити землю, як він це називає</text:p>
      <text:p text:style-name="Standard">це скажуть інші люди</text:p>
      <text:p text:style-name="Standard">вони кажуть, це схоже на йо-йо</text:p>
      <text:p text:style-name="Standard"><text:soft-page-break/>але Матвій 24 не є піднесенням</text:p>
      <text:p text:style-name="Standard">тепер це смішно</text:p>
      <text:p text:style-name="Standard">іноді це захоплення, коли вони цього хочуть</text:p>
      <text:p text:style-name="Standard">як коли кажуть, що Ісус може прийти будь-якої миті</text:p>
      <text:p text:style-name="Standard">і ти кажеш, покажи мені це в Біблії</text:p>
      <text:p text:style-name="Standard">вони кажуть, що так, ніхто не знає ні дня, ні години</text:p>
      <text:p text:style-name="Standard">це вірш з Матвія 24</text:p>
      <text:p text:style-name="Standard">а потім через п'ять хвилин</text:p>
      <text:p text:style-name="Standard">о, Матвій 24 не розповідає про піднесення</text:p>
      <text:p text:style-name="Standard">але вони витягують його, коли хочуть</text:p>
      <text:p text:style-name="Standard">говорити про те, що ніхто не знає ні дня, ні години</text:p>
      <text:p text:style-name="Standard">незважаючи на</text:p>
      <text:p text:style-name="Standard">він приходить після скорботи</text:p>
      <text:p text:style-name="Standard">це та частина, яку вони не помітили</text:p>
      <text:p text:style-name="Standard">і ось що вони скажуть</text:p>
      <text:p text:style-name="Standard">Швидко подивіться на 1 Фессалонікійців 4</text:p>
      <text:p text:style-name="Standard">і закрийте цим</text:p>
      <text:p text:style-name="Standard">це більше вивчення Біблії, ніж проповідь</text:p>
      <text:p text:style-name="Standard">але</text:p>
      <text:p text:style-name="Standard">розумієш</text:p>
      <text:p text:style-name="Standard">сьогодні є багато людей, які просто</text:p>
      <text:p text:style-name="Standard">для них книга Одкровення є цим передчуттям</text:p>
      <text:p text:style-name="Standard">книга</text:p>
      <text:p text:style-name="Standard">що їх не можна зрозуміти</text:p>
      <text:p text:style-name="Standard">це так складно</text:p>
      <text:p text:style-name="Standard">і ти знаєш, що у мене було багато людей</text:p>
      <text:p text:style-name="Standard">принаймні десять я не перебільшую</text:p>
      <text:p text:style-name="Standard">хто сказав мені незалежно</text:p>
      <text:p text:style-name="Standard">коли мене вчили</text:p>
      <text:p text:style-name="Standard">піднесення до скорботи</text:p>
      <text:p text:style-name="Standard">Я ніколи не розумів книгу Одкровення</text:p>
      <text:p text:style-name="Standard">Я навіть не хотів це читати і вивчати, бо це мене бентежило</text:p>
      <text:p text:style-name="Standard">а потім сказали як тільки</text:p>
      <text:p text:style-name="Standard">Я дізнався правду про це</text:p>
      <text:p text:style-name="Standard">вони сказали, що тепер я люблю книгу Одкровення</text:p>
      <text:p text:style-name="Standard">для мене це має сенс, я можу це зрозуміти</text:p>
      <text:p text:style-name="Standard">ясно</text:p>
      <text:p text:style-name="Standard">Мені багато людей так говорили</text:p>
      <text:p text:style-name="Standard">тому що дивіться, Біблія чітка</text:p>
      <text:p text:style-name="Standard">але коли у вас є упереджена ідея</text:p>
      <text:p text:style-name="Standard">ця маленька закваска</text:p>
      <text:p text:style-name="Standard">заквасить усю долю книгою Одкровення для вас</text:p>
      <text:p text:style-name="Standard">і ти не можеш це зрозуміти</text:p>
      <text:p text:style-name="Standard">це не має сенсу</text:p>
      <text:p text:style-name="Standard">подивіться на 1 Солунян 4</text:p>
      <text:p text:style-name="Standard">є ще одна річ, яку люди скажуть</text:p>
      <text:p text:style-name="Standard">вони скажуть добре ти знаєш</text:p>
      <text:p text:style-name="Standard">коли відбувається захоплення</text:p>
      <text:p text:style-name="Standard">сам Господь єдиний</text:p>
      <text:p text:style-name="Standard"><text:soft-page-break/>хто приходить</text:p>
      <text:p text:style-name="Standard">і виводить нас</text:p>
      <text:p text:style-name="Standard">тоді як у Матвія 24 сказано</text:p>
      <text:p text:style-name="Standard">він пошле своїх ангелів зібрати</text:p>
      <text:p text:style-name="Standard">вибраний</text:p>
      <text:p text:style-name="Standard">тому абсолютно різні події</text:p>
      <text:p text:style-name="Standard">добре подивіться на це, затримайтеся на секунду</text:p>
      <text:p text:style-name="Standard">давайте прочитаємо 1 Фессалонікійців 4</text:p>
      <text:p text:style-name="Standard">він говорить</text:p>
      <text:p text:style-name="Standard">у вірші № 16</text:p>
      <text:p text:style-name="Standard">для самого Господа</text:p>
      <text:p text:style-name="Standard">зійде з небес</text:p>
      <text:p text:style-name="Standard">з криком</text:p>
      <text:p text:style-name="Standard">і з голосом архангела</text:p>
      <text:p text:style-name="Standard">тому ми знаємо, що голос архангела точно є</text:p>
      <text:p text:style-name="Standard">і сурма Божа</text:p>
      <text:p text:style-name="Standard">і мертві в Христі воскреснуть</text:p>
      <text:p text:style-name="Standard">спочатку ми, які живі</text:p>
      <text:p text:style-name="Standard">а залишиться буде спіймано</text:p>
      <text:p text:style-name="Standard">разом з ними в хмарах</text:p>
      <text:p text:style-name="Standard">тепер дозволь мені запитати тебе дещо</text:p>
      <text:p text:style-name="Standard">якщо у нас є фраза</text:p>
      <text:p text:style-name="Standard">ми наздогнали разом</text:p>
      <text:p text:style-name="Standard">з ними в хмарах</text:p>
      <text:p text:style-name="Standard">це речення називається</text:p>
      <text:p text:style-name="Standard">і давайте покладемо нашу граматику</text:p>
      <text:p text:style-name="Standard">зараз нам знадобиться дуже глибока граматика</text:p>
      <text:p text:style-name="Standard">коли підмет речення</text:p>
      <text:p text:style-name="Standard">не виконує дії</text:p>
      <text:p text:style-name="Standard">але отримує дію</text:p>
      <text:p text:style-name="Standard">як ми називаємо це речення</text:p>
      <text:p text:style-name="Standard">пасивний</text:p>
      <text:p text:style-name="Standard">пасивний</text:p>
      <text:p text:style-name="Standard">є правим пасивним</text:p>
      <text:p text:style-name="Standard">перехідний</text:p>
      <text:p text:style-name="Standard">це так</text:p>
      <text:p text:style-name="Standard">це в основному пасивно</text:p>
      <text:p text:style-name="Standard">тому що предмет є</text:p>
      <text:p text:style-name="Standard">отримання дії</text:p>
      <text:p text:style-name="Standard">ну тема є</text:p>
      <text:p text:style-name="Standard">ми</text:p>
      <text:p text:style-name="Standard">ми, які живі і залишилися</text:p>
      <text:p text:style-name="Standard">нічого не наздогнати</text:p>
      <text:p text:style-name="Standard">нас наздоженуть</text:p>
      <text:p text:style-name="Standard">тепер, коли ми використовуємо такий пасивний дієприкметник</text:p>
      <text:p text:style-name="Standard">в основному</text:p>
      <text:p text:style-name="Standard">хтось інший виконує дію</text:p>
      <text:p text:style-name="Standard">так в основному</text:p>
      <text:p text:style-name="Standard">нас наздоганяють</text:p>
      <text:p text:style-name="Standard"><text:soft-page-break/>ангелами</text:p>
      <text:p text:style-name="Standard">ти знаєш</text:p>
      <text:p text:style-name="Standard">то в чому їх сенс</text:p>
      <text:p text:style-name="Standard">бо Ісус Христос не сходить і не наздоганяє нас</text:p>
      <text:p text:style-name="Standard">ми зустрічаємо його в хмарах</text:p>
      <text:p text:style-name="Standard">що доводить, що він не той</text:p>
      <text:p text:style-name="Standard">що спускається і наздоганяє нас</text:p>
      <text:p text:style-name="Standard">в хмарах</text:p>
      <text:p text:style-name="Standard">тому що ми його там зустрічаємо</text:p>
      <text:p text:style-name="Standard">якби він був тим, хто б нас наздогнав</text:p>
      <text:p text:style-name="Standard">він зустріне нас тут</text:p>
      <text:p text:style-name="Standard">і виховання нас</text:p>
      <text:p text:style-name="Standard">ні, нас підхопили ангели</text:p>
      <text:p text:style-name="Standard">щоб зустріти його в повітрі</text:p>
      <text:p text:style-name="Standard">Я маю на увазі, що це так просто</text:p>
      <text:p text:style-name="Standard">ми разом з ними в хмарах</text:p>
      <text:p text:style-name="Standard">зустріти Господа в повітрі</text:p>
      <text:p text:style-name="Standard">і так ми завжди будемо з Господом</text:p>
      <text:p text:style-name="Standard">не дозволяйте людям обманювати вас у цьому</text:p>
      <text:p text:style-name="Standard">і це не складно</text:p>
      <text:p text:style-name="Standard">і насправді проповідь була про</text:p>
      <text:p text:style-name="Standard">друге пришестя Ісуса Христа</text:p>
      <text:p text:style-name="Standard">і про захоплення</text:p>
      <text:p text:style-name="Standard">але ви можете застосувати ці принципи</text:p>
      <text:p text:style-name="Standard">це просто хороший урок</text:p>
      <text:p text:style-name="Standard">як це сказати</text:p>
      <text:p text:style-name="Standard">просто кинь вивчати Біблію і почни її читати</text:p>
      <text:p text:style-name="Standard">мабуть, це було б хорошим місцем для початку</text:p>
      <text:p text:style-name="Standard">просто прочитай</text:p>
      <text:p text:style-name="Standard">і просто прочитайте це за те, що це сказано</text:p>
      <text:p text:style-name="Standard">не намагайтеся це перекрутити, не намагайтеся це змінити</text:p>
      <text:p text:style-name="Standard">і не мати попередньої ідеї</text:p>
      <text:p text:style-name="Standard">просто прочитайте, нехай Бог говорить з вами</text:p>
      <text:p text:style-name="Standard">нехай Бог покаже тобі правду</text:p>
      <text:p text:style-name="Standard">ви скажете, хто навчив вас того пастора Андерсона</text:p>
      <text:p text:style-name="Standard">хто втягнув тебе в це</text:p>
      <text:p text:style-name="Standard">хто тебе заплутав у цьому</text:p>
      <text:p text:style-name="Standard">цей торт, на якому ти</text:p>
      <text:p text:style-name="Standard">знаєш, що</text:p>
      <text:p text:style-name="Standard">це було з 12 років</text:p>
      <text:p text:style-name="Standard">і я просто взяв його і прочитав</text:p>
      <text:p text:style-name="Standard">і це так просто</text:p>
      <text:p text:style-name="Standard">тепер це так просто</text:p>
      <text:p text:style-name="Standard">ти знаєш, після цього я більше читав</text:p>
      <text:p text:style-name="Standard">Я більше вивчав, спілкувався з іншими людьми, чув інші проповіді</text:p>
      <text:p text:style-name="Standard">і ви знаєте, що все це було лише підкріпленням</text:p>
      <text:p text:style-name="Standard">що я побачив, коли мені було 12</text:p>
      <text:p text:style-name="Standard">тому що це не так вже й складно</text:p>
      <text:p text:style-name="Standard">і якщо це складно, то, ймовірно, не правильно</text:p>
      <text:p text:style-name="Standard"><text:soft-page-break/>ти бачиш Бога</text:p>
      <text:p text:style-name="Standard">написав Біблію, щоб ви її зрозуміли</text:p>
      <text:p text:style-name="Standard">не для того, щоб пастор Андерсон просто розкривав вам усе</text:p>
      <text:p text:style-name="Standard">коли ти підеш додому</text:p>
      <text:p text:style-name="Standard">сьогодні ввечері, і ти лягаєш спати</text:p>
      <text:p text:style-name="Standard">і ти прокинешся завтра вранці</text:p>
      <text:p text:style-name="Standard">візьміть Біблію і прочитайте її</text:p>
      <text:p text:style-name="Standard">і просто прочитайте, що там написано</text:p>
      <text:p text:style-name="Standard">це матиме сенс для вас, Бог покаже вам, що це означає</text:p>
      <text:p text:style-name="Standard">тобі не потрібен чоловік, щоб навчати тебе</text:p>
      <text:p text:style-name="Standard">нехай Біблія навчить вас</text:p>
      <text:p text:style-name="Standard">і серйозно почитайте Біблію</text:p>
      <text:p text:style-name="Standard">тому що наше покоління не знає Біблії</text:p>
      <text:p text:style-name="Standard">і тому їм легко сидіти в церкві</text:p>
      <text:p text:style-name="Standard">ми отримуємо вихідні і кричимо амінь</text:p>
      <text:p text:style-name="Standard">Мені шкода, що я повинен сказати це одне</text:p>
      <text:p text:style-name="Standard">Я почув проповідь</text:p>
      <text:p text:style-name="Standard">від хлопця якого я знала</text:p>
      <text:p text:style-name="Standard">Я ходив з ним до церкви</text:p>
      <text:p text:style-name="Standard">і зараз він проходить повз церкву</text:p>
      <text:p text:style-name="Standard">і він проповідує про</text:p>
      <text:p text:style-name="Standard">піднесення до скорботи</text:p>
      <text:p text:style-name="Standard">правильно</text:p>
      <text:p text:style-name="Standard">і оскільки цей хлопець був моїм старим другом</text:p>
      <text:p text:style-name="Standard">Я думав, ти знаєш, що я просто збираюся послухати це для задоволення</text:p>
      <text:p text:style-name="Standard">що вони кажуть</text:p>
      <text:p text:style-name="Standard">це попередні поїздки</text:p>
      <text:p text:style-name="Standard">і я чув про</text:p>
      <text:p text:style-name="Standard">Зазвичай, коли я був у церкві, вони не дуже туди заходили</text:p>
      <text:p text:style-name="Standard">тому що це так важко пояснити</text:p>
      <text:p text:style-name="Standard">вони просто начебто</text:p>
      <text:p text:style-name="Standard">перед поїздкою</text:p>
      <text:p text:style-name="Standard">вони насправді не говорили про це</text:p>
      <text:p text:style-name="Standard">вони б просто перейшли до наступного пункту</text:p>
      <text:p text:style-name="Standard">ти не віриш, ти називаєш Ісуса брехуном</text:p>
      <text:p text:style-name="Standard">хтось скаже амінь і просто перейде до наступного пункту</text:p>
      <text:p text:style-name="Standard">але це була ціла проповідь про захоплення</text:p>
      <text:p text:style-name="Standard">Я сказав, чоловіче, я повинен це почути</text:p>
      <text:p text:style-name="Standard">тому я слухаю проповідь</text:p>
      <text:p text:style-name="Standard">і він читає Матвія 24 з усіх місць</text:p>
      <text:p text:style-name="Standard">Я схожий на Матвія 24, це буде добре</text:p>
      <text:p text:style-name="Standard">він читає це</text:p>
      <text:p text:style-name="Standard">і це мене дуже розчарувало</text:p>
      <text:p text:style-name="Standard">він почав наближатися</text:p>
      <text:p text:style-name="Standard">до</text:p>
      <text:p text:style-name="Standard">страшний вірш 29</text:p>
      <text:p text:style-name="Standard">що після вірша скорботи</text:p>
      <text:p text:style-name="Standard">Гаразд</text:p>
      <text:p text:style-name="Standard">і ось що він сказав</text:p>
      <text:p text:style-name="Standard"><text:soft-page-break/>це мене розлютило</text:p>
      <text:p text:style-name="Standard">йому було близько 26, 27</text:p>
      <text:p text:style-name="Standard">він почав підходити занадто близько, щоб було комфортно</text:p>
      <text:p text:style-name="Standard">тому що, якщо</text:p>
      <text:p text:style-name="Standard">ти навіть не хочеш переходити до вірша 28</text:p>
      <text:p text:style-name="Standard">бо що, якщо чиїсь очі просто випереджають читача</text:p>
      <text:p text:style-name="Standard">ти знаєш, що я кажу</text:p>
      <text:p text:style-name="Standard">і що, якщо вони побачать цю фразу відразу після скорботи</text:p>
      <text:p text:style-name="Standard">тому що вони читають маленьку голову пастора</text:p>
      <text:p text:style-name="Standard">тому ви повинні зберегти буферну зону</text:p>
      <text:p text:style-name="Standard">пару віршів до і пару віршів після</text:p>
      <text:p text:style-name="Standard">Гаразд</text:p>
      <text:p text:style-name="Standard">тому він потрапляє в цю буферну зону</text:p>
      <text:p text:style-name="Standard">маленьке червоне світло починає загорятися</text:p>
      <text:p text:style-name="Standard">і ось що він сказав</text:p>
      <text:p text:style-name="Standard">і це мене розчарувало</text:p>
      <text:p text:style-name="Standard">він сказав, що ми всі знаємо решту історії</text:p>
      <text:p text:style-name="Standard">давайте перейдемо до віршів 30, 35</text:p>
      <text:p text:style-name="Standard">Я думаю, що це було</text:p>
      <text:p text:style-name="Standard">ми всі знаємо історію</text:p>
      <text:p text:style-name="Standard">давайте перейдемо до 35</text:p>
      <text:p text:style-name="Standard">ти брехун</text:p>
      <text:p text:style-name="Standard">було б одне просто</text:p>
      <text:p text:style-name="Standard">бути змішаним</text:p>
      <text:p text:style-name="Standard">просто сядьте і скажіть</text:p>
      <text:p text:style-name="Standard">давайте пропустимо це, тому що ви знаєте історію</text:p>
      <text:p text:style-name="Standard">Я маю на увазі, що ви могли просто сказати перейти до вірша 35</text:p>
      <text:p text:style-name="Standard">це було б одне</text:p>
      <text:p text:style-name="Standard">але брехати і говорити це тому, що ми вже знаємо історію</text:p>
      <text:p text:style-name="Standard">він переходить до вірша 35</text:p>
      <text:p text:style-name="Standard">і перекручує Біблію</text:p>
      <text:p text:style-name="Standard">або будь-який вірш, до якого він стрибнув</text:p>
      <text:p text:style-name="Standard">але це справді смішна частина</text:p>
      <text:p text:style-name="Standard">Я ще не дійшов до смішного</text:p>
      <text:p text:style-name="Standard">це не смішно, це сумно</text:p>
      <text:p text:style-name="Standard">він проповідує разом</text:p>
      <text:p text:style-name="Standard">а він випадково</text:p>
      <text:p text:style-name="Standard">і до речі</text:p>
      <text:p text:style-name="Standard">він робить помилки, коли я проповідував</text:p>
      <text:p text:style-name="Standard">як іноді я плутаю рай і пекло</text:p>
      <text:p text:style-name="Standard">хто завдав мені болю за останні два тижні</text:p>
      <text:p text:style-name="Standard">зробити деякі справжні безлади</text:p>
      <text:p text:style-name="Standard">чому всі ці руки піднімаються</text:p>
      <text:p text:style-name="Standard">Я почув маленький уривок</text:p>
      <text:p text:style-name="Standard">про проповідь, яку я проповідував півтора тижні тому</text:p>
      <text:p text:style-name="Standard">і я сказав щось абсолютно незрозуміле</text:p>
      <text:p text:style-name="Standard">ніби я це скажу</text:p>
      <text:p text:style-name="Standard">ти знаєш</text:p>
      <text:p text:style-name="Standard">Я не знаю, чи ти врятований</text:p>
      <text:p text:style-name="Standard"><text:soft-page-break/>ти йдеш до пекла</text:p>
      <text:p text:style-name="Standard">ти знаєш, що всі це роблять</text:p>
      <text:p text:style-name="Standard">ти знаєш, що робиш помилки</text:p>
      <text:p text:style-name="Standard">перед людьми</text:p>
      <text:p text:style-name="Standard">ти замерзаєш</text:p>
      <text:p text:style-name="Standard">ти кажеш не те</text:p>
      <text:p text:style-name="Standard">і я робив це багато разів</text:p>
      <text:p text:style-name="Standard">у цього пастора був один із таких моментів</text:p>
      <text:p text:style-name="Standard">а він випадково</text:p>
      <text:p text:style-name="Standard">близько п'яти хвилин викликав страждання</text:p>
      <text:p text:style-name="Standard">захоплення</text:p>
      <text:p text:style-name="Standard">ти знаєш, що він просто мав це в голові</text:p>
      <text:p text:style-name="Standard">ви знаєте, як ви робите</text:p>
      <text:p text:style-name="Standard">тому він проповідує і каже</text:p>
      <text:p text:style-name="Standard">ми пропустимо захоплення</text:p>
      <text:p text:style-name="Standard">це дуже смішно</text:p>
      <text:p text:style-name="Standard">хлопець каже амінь</text:p>
      <text:p text:style-name="Standard">так каже хлопець</text:p>
      <text:p text:style-name="Standard">амінь</text:p>
      <text:p text:style-name="Standard">зараз, коли я слухав цю проповідь</text:p>
      <text:p text:style-name="Standard">багато людей говорять амінь протягом усієї проповіді</text:p>
      <text:p text:style-name="Standard">але він доходить до цієї частини</text:p>
      <text:p text:style-name="Standard">і він отримав трохи менше амінь</text:p>
      <text:p text:style-name="Standard">коли він каже, що ми пропустимо захоплення</text:p>
      <text:p text:style-name="Standard">цей хлопець як амінь</text:p>
      <text:p text:style-name="Standard">але потім пастор</text:p>
      <text:p text:style-name="Standard">Ви можете сказати, що подумав, що цього недостатньо, амінь</text:p>
      <text:p text:style-name="Standard">тому він сказав, що я маю на увазі, давай</text:p>
      <text:p text:style-name="Standard">ми точно пропустимо захоплення</text:p>
      <text:p text:style-name="Standard">а потім ви чуєте, ніби п'ять людей</text:p>
      <text:p text:style-name="Standard">скажи амінь</text:p>
      <text:p text:style-name="Standard">тож він триває приблизно п’ять хвилин</text:p>
      <text:p text:style-name="Standard">Говорячи про</text:p>
      <text:p text:style-name="Standard">ми пропустимо захоплення</text:p>
      <text:p text:style-name="Standard">а потім він ніби я перед захопленням</text:p>
      <text:p text:style-name="Standard">як ти збираєшся сказати</text:p>
      <text:p text:style-name="Standard">він ніби я перед захопленням</text:p>
      <text:p text:style-name="Standard">я впевнений</text:p>
      <text:p text:style-name="Standard">і нарешті він це розуміє</text:p>
      <text:p text:style-name="Standard">він схожий на о, ой, я казав захоплення</text:p>
      <text:p text:style-name="Standard">він як перед захопленням</text:p>
      <text:p text:style-name="Standard">Я думаю, якщо ти помреш, ти знаєш</text:p>
      <text:p text:style-name="Standard">перш ніж воно прийде</text:p>
      <text:p text:style-name="Standard">до піднесення</text:p>
      <text:p text:style-name="Standard">але просто щоб показати, що ти не робот</text:p>
      <text:p text:style-name="Standard">це говорить амінь</text:p>
      <text:p text:style-name="Standard">ти знаєш, що ми пропустимо захоплення</text:p>
      <text:p text:style-name="Standard">амінь</text:p>
      <text:p text:style-name="Standard">принаймні, коли я говорю тупі речі, він мовчить</text:p>
      <text:p text:style-name="Standard"><text:soft-page-break/>правильно</text:p>
      <text:p text:style-name="Standard">наскільки це слово для цього</text:p>
      <text:p text:style-name="Standard">отче, ми любимо тебе і дякуємо тобі за біблію, дорогий Боже</text:p>
      <text:p text:style-name="Standard">Я дуже дякую, що маю все слово Боже</text:p>
      <text:p text:style-name="Standard">Я дякую Богу, що це на моїй мові</text:p>
      <text:p text:style-name="Standard">що хтось не повинен вставати за кафедру</text:p>
      <text:p text:style-name="Standard">і перекладіть це мені</text:p>
      <text:p text:style-name="Standard">і я мушу бути відданий якомусь священику</text:p>
      <text:p text:style-name="Standard">для мене я дякую Богу, що це в мене</text:p>
      <text:p text:style-name="Standard">руку і що дух святий</text:p>
      <text:p text:style-name="Standard">є найкращим учителем Біблії</text:p>
      <text:p text:style-name="Standard">живе всередині мене</text:p>
      <text:p text:style-name="Standard">ведуть мене і направляють до всієї правди</text:p>
      <text:p text:style-name="Standard">велике спасибі за твої обіцянки, милий Боже</text:p>
      <text:p text:style-name="Standard">дякую, що біблія написана для мене</text:p>
      <text:p text:style-name="Standard">і що це все вигідно для доктрини</text:p>
      <text:p text:style-name="Standard">мені як віруючому</text:p>
      <text:p text:style-name="Standard">як Божа людина для всякого навчання</text:p>
      <text:p text:style-name="Standard">і праведність буде справді забезпечена</text:p>
      <text:p text:style-name="Standard">і всі добрі справи допомагають нам усім, милий Бог</text:p>
      <text:p text:style-name="Standard">to read it love it study it</text:p>
      <text:p text:style-name="Standard">їсти дихати і спати своє слово</text:p>
      <text:p text:style-name="Standard">і ми любимо вас, і в ім’я Ісуса ми молимося, амінь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12:04:27.950997093</meta:creation-date>
    <dc:date>2023-07-22T12:07:09.105841570</dc:date>
    <meta:editing-duration>PT2M42S</meta:editing-duration>
    <meta:editing-cycles>1</meta:editing-cycles>
    <meta:document-statistic meta:table-count="0" meta:image-count="0" meta:object-count="0" meta:page-count="33" meta:paragraph-count="1585" meta:word-count="11022" meta:character-count="54343" meta:non-whitespace-character-count="44906"/>
    <meta:generator>LibreOffice/7.0.4.2$Linux_X86_64 LibreOffice_project/00$Build-2</meta:generator>
  </office:meta>
</office:document-meta>
</file>